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2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496935" table:style-name="ce27">
            <text:p>23,496,935</text:p>
          </table:table-cell>
          <table:table-cell office:value-type="float" office:value="11711706" table:style-name="ce27">
            <text:p>11,711,706</text:p>
          </table:table-cell>
          <table:table-cell office:value-type="float" office:value="11785229" table:style-name="ce27">
            <text:p>11,785,229</text:p>
          </table:table-cell>
          <table:table-cell office:value-type="float" office:value="1055338" table:style-name="ce27">
            <text:p>1,055,338</text:p>
          </table:table-cell>
          <table:table-cell office:value-type="float" office:value="546737" table:style-name="ce27">
            <text:p>546,737</text:p>
          </table:table-cell>
          <table:table-cell office:value-type="float" office:value="508601" table:style-name="ce27">
            <text:p>508,601</text:p>
          </table:table-cell>
          <table:table-cell office:value-type="float" office:value="4.49" table:style-name="ce28">
            <text:p>4.49</text:p>
          </table:table-cell>
          <table:table-cell office:value-type="float" office:value="1418840" table:style-name="ce27">
            <text:p>1,418,840</text:p>
          </table:table-cell>
          <table:table-cell office:value-type="float" office:value="736081" table:style-name="ce27">
            <text:p>736,081</text:p>
          </table:table-cell>
          <table:table-cell office:value-type="float" office:value="682759" table:style-name="ce27">
            <text:p>682,759</text:p>
          </table:table-cell>
          <table:table-cell office:value-type="float" office:value="6.04" table:style-name="ce28">
            <text:p>6.04</text:p>
          </table:table-cell>
          <table:table-cell office:value-type="float" office:value="2454313" table:style-name="ce27">
            <text:p>2,454,313</text:p>
          </table:table-cell>
          <table:table-cell office:value-type="float" office:value="1277191" table:style-name="ce27">
            <text:p>1,277,191</text:p>
          </table:table-cell>
          <table:table-cell office:value-type="float" office:value="1177122" table:style-name="ce27">
            <text:p>1,177,122</text:p>
          </table:table-cell>
          <table:table-cell office:value-type="float" office:value="10.45" table:style-name="ce28">
            <text:p>10.45</text:p>
          </table:table-cell>
          <table:table-cell office:value-type="float" office:value="2679137" table:style-name="ce27">
            <text:p>2,679,137</text:p>
          </table:table-cell>
          <table:table-cell office:value-type="float" office:value="1395268" table:style-name="ce27">
            <text:p>1,395,268</text:p>
          </table:table-cell>
          <table:table-cell office:value-type="float" office:value="1283869" table:style-name="ce27">
            <text:p>1,283,869</text:p>
          </table:table-cell>
          <table:table-cell office:value-type="float" office:value="11.4" table:style-name="ce28">
            <text:p>11.40</text:p>
          </table:table-cell>
          <table:table-cell office:value-type="float" office:value="1576322" table:style-name="ce27">
            <text:p>1,576,322</text:p>
          </table:table-cell>
          <table:table-cell office:value-type="float" office:value="822709" table:style-name="ce27">
            <text:p>822,709</text:p>
          </table:table-cell>
          <table:table-cell office:value-type="float" office:value="753613" table:style-name="ce27">
            <text:p>753,613</text:p>
          </table:table-cell>
          <table:table-cell office:value-type="float" office:value="6.71" table:style-name="ce28">
            <text:p>6.71</text:p>
          </table:table-cell>
          <table:table-cell office:value-type="float" office:value="18828430" table:style-name="ce27">
            <text:p>18,828,430</text:p>
          </table:table-cell>
          <table:table-cell office:value-type="float" office:value="9280129" table:style-name="ce27">
            <text:p>9,280,129</text:p>
          </table:table-cell>
          <table:table-cell office:value-type="float" office:value="9548301" table:style-name="ce27">
            <text:p>9,548,301</text:p>
          </table:table-cell>
          <table:table-cell office:value-type="float" office:value="80.13" table:style-name="ce28">
            <text:p>80.13</text:p>
          </table:table-cell>
          <table:table-cell office:value-type="float" office:value="2969778" table:style-name="ce27">
            <text:p>2,969,778</text:p>
          </table:table-cell>
          <table:table-cell office:value-type="float" office:value="1374792" table:style-name="ce27">
            <text:p>1,374,792</text:p>
          </table:table-cell>
          <table:table-cell office:value-type="float" office:value="1594986" table:style-name="ce27">
            <text:p>1,594,986</text:p>
          </table:table-cell>
          <table:table-cell office:value-type="float" office:value="12.64" table:style-name="ce26">
            <text:p>12.6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1660" table:style-name="ce23">
            <text:p>3,971,660</text:p>
          </table:table-cell>
          <table:table-cell office:value-type="float" office:value="1951290" table:style-name="ce23">
            <text:p>1,951,290</text:p>
          </table:table-cell>
          <table:table-cell office:value-type="float" office:value="2020370" table:style-name="ce23">
            <text:p>2,020,370</text:p>
          </table:table-cell>
          <table:table-cell office:value-type="float" office:value="170840" table:style-name="ce23">
            <text:p>170,840</text:p>
          </table:table-cell>
          <table:table-cell office:value-type="float" office:value="88530" table:style-name="ce23">
            <text:p>88,530</text:p>
          </table:table-cell>
          <table:table-cell office:value-type="float" office:value="82310" table:style-name="ce23">
            <text:p>82,310</text:p>
          </table:table-cell>
          <table:table-cell office:value-type="float" office:value="4.3" table:style-name="ce24">
            <text:p>4.30</text:p>
          </table:table-cell>
          <table:table-cell office:value-type="float" office:value="230786" table:style-name="ce23">
            <text:p>230,786</text:p>
          </table:table-cell>
          <table:table-cell office:value-type="float" office:value="119778" table:style-name="ce23">
            <text:p>119,778</text:p>
          </table:table-cell>
          <table:table-cell office:value-type="float" office:value="111008" table:style-name="ce23">
            <text:p>111,008</text:p>
          </table:table-cell>
          <table:table-cell office:value-type="float" office:value="5.81" table:style-name="ce24">
            <text:p>5.81</text:p>
          </table:table-cell>
          <table:table-cell office:value-type="float" office:value="400284" table:style-name="ce23">
            <text:p>400,284</text:p>
          </table:table-cell>
          <table:table-cell office:value-type="float" office:value="208299" table:style-name="ce23">
            <text:p>208,299</text:p>
          </table:table-cell>
          <table:table-cell office:value-type="float" office:value="191985" table:style-name="ce23">
            <text:p>191,985</text:p>
          </table:table-cell>
          <table:table-cell office:value-type="float" office:value="10.08" table:style-name="ce24">
            <text:p>10.08</text:p>
          </table:table-cell>
          <table:table-cell office:value-type="float" office:value="435918" table:style-name="ce23">
            <text:p>435,918</text:p>
          </table:table-cell>
          <table:table-cell office:value-type="float" office:value="227081" table:style-name="ce23">
            <text:p>227,081</text:p>
          </table:table-cell>
          <table:table-cell office:value-type="float" office:value="208837" table:style-name="ce23">
            <text:p>208,837</text:p>
          </table:table-cell>
          <table:table-cell office:value-type="float" office:value="10.98" table:style-name="ce24">
            <text:p>10.98</text:p>
          </table:table-cell>
          <table:table-cell office:value-type="float" office:value="253829" table:style-name="ce23">
            <text:p>253,829</text:p>
          </table:table-cell>
          <table:table-cell office:value-type="float" office:value="132105" table:style-name="ce23">
            <text:p>132,105</text:p>
          </table:table-cell>
          <table:table-cell office:value-type="float" office:value="121724" table:style-name="ce23">
            <text:p>121,724</text:p>
          </table:table-cell>
          <table:table-cell office:value-type="float" office:value="6.39" table:style-name="ce24">
            <text:p>6.39</text:p>
          </table:table-cell>
          <table:table-cell office:value-type="float" office:value="3212789" table:style-name="ce23">
            <text:p>3,212,789</text:p>
          </table:table-cell>
          <table:table-cell office:value-type="float" office:value="1556406" table:style-name="ce23">
            <text:p>1,556,406</text:p>
          </table:table-cell>
          <table:table-cell office:value-type="float" office:value="1656383" table:style-name="ce23">
            <text:p>1,656,383</text:p>
          </table:table-cell>
          <table:table-cell office:value-type="float" office:value="80.89" table:style-name="ce24">
            <text:p>80.89</text:p>
          </table:table-cell>
          <table:table-cell office:value-type="float" office:value="435324" table:style-name="ce23">
            <text:p>435,324</text:p>
          </table:table-cell>
          <table:table-cell office:value-type="float" office:value="201724" table:style-name="ce23">
            <text:p>201,724</text:p>
          </table:table-cell>
          <table:table-cell office:value-type="float" office:value="233600" table:style-name="ce23">
            <text:p>233,600</text:p>
          </table:table-cell>
          <table:table-cell office:value-type="float" office:value="10.96" table:style-name="ce22">
            <text:p>10.96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4410" table:style-name="ce23">
            <text:p>2,704,410</text:p>
          </table:table-cell>
          <table:table-cell office:value-type="float" office:value="1295039" table:style-name="ce23">
            <text:p>1,295,039</text:p>
          </table:table-cell>
          <table:table-cell office:value-type="float" office:value="1409371" table:style-name="ce23">
            <text:p>1,409,371</text:p>
          </table:table-cell>
          <table:table-cell office:value-type="float" office:value="149997" table:style-name="ce23">
            <text:p>149,997</text:p>
          </table:table-cell>
          <table:table-cell office:value-type="float" office:value="77212" table:style-name="ce23">
            <text:p>77,212</text:p>
          </table:table-cell>
          <table:table-cell office:value-type="float" office:value="72785" table:style-name="ce23">
            <text:p>72,785</text:p>
          </table:table-cell>
          <table:table-cell office:value-type="float" office:value="5.55" table:style-name="ce24">
            <text:p>5.55</text:p>
          </table:table-cell>
          <table:table-cell office:value-type="float" office:value="193688" table:style-name="ce23">
            <text:p>193,688</text:p>
          </table:table-cell>
          <table:table-cell office:value-type="float" office:value="99917" table:style-name="ce23">
            <text:p>99,917</text:p>
          </table:table-cell>
          <table:table-cell office:value-type="float" office:value="93771" table:style-name="ce23">
            <text:p>93,771</text:p>
          </table:table-cell>
          <table:table-cell office:value-type="float" office:value="7.16" table:style-name="ce24">
            <text:p>7.16</text:p>
          </table:table-cell>
          <table:table-cell office:value-type="float" office:value="303184" table:style-name="ce23">
            <text:p>303,184</text:p>
          </table:table-cell>
          <table:table-cell office:value-type="float" office:value="157231" table:style-name="ce23">
            <text:p>157,231</text:p>
          </table:table-cell>
          <table:table-cell office:value-type="float" office:value="145953" table:style-name="ce23">
            <text:p>145,953</text:p>
          </table:table-cell>
          <table:table-cell office:value-type="float" office:value="11.21" table:style-name="ce24">
            <text:p>11.21</text:p>
          </table:table-cell>
          <table:table-cell office:value-type="float" office:value="326259" table:style-name="ce23">
            <text:p>326,259</text:p>
          </table:table-cell>
          <table:table-cell office:value-type="float" office:value="169258" table:style-name="ce23">
            <text:p>169,258</text:p>
          </table:table-cell>
          <table:table-cell office:value-type="float" office:value="157001" table:style-name="ce23">
            <text:p>157,001</text:p>
          </table:table-cell>
          <table:table-cell office:value-type="float" office:value="12.06" table:style-name="ce24">
            <text:p>12.06</text:p>
          </table:table-cell>
          <table:table-cell office:value-type="float" office:value="158616" table:style-name="ce23">
            <text:p>158,616</text:p>
          </table:table-cell>
          <table:table-cell office:value-type="float" office:value="82703" table:style-name="ce23">
            <text:p>82,703</text:p>
          </table:table-cell>
          <table:table-cell office:value-type="float" office:value="75913" table:style-name="ce23">
            <text:p>75,913</text:p>
          </table:table-cell>
          <table:table-cell office:value-type="float" office:value="5.87" table:style-name="ce24">
            <text:p>5.87</text:p>
          </table:table-cell>
          <table:table-cell office:value-type="float" office:value="2181703" table:style-name="ce23">
            <text:p>2,181,703</text:p>
          </table:table-cell>
          <table:table-cell office:value-type="float" office:value="1023673" table:style-name="ce23">
            <text:p>1,023,673</text:p>
          </table:table-cell>
          <table:table-cell office:value-type="float" office:value="1158030" table:style-name="ce23">
            <text:p>1,158,030</text:p>
          </table:table-cell>
          <table:table-cell office:value-type="float" office:value="80.67" table:style-name="ce24">
            <text:p>80.67</text:p>
          </table:table-cell>
          <table:table-cell office:value-type="float" office:value="403222" table:style-name="ce23">
            <text:p>403,222</text:p>
          </table:table-cell>
          <table:table-cell office:value-type="float" office:value="182595" table:style-name="ce23">
            <text:p>182,595</text:p>
          </table:table-cell>
          <table:table-cell office:value-type="float" office:value="220627" table:style-name="ce23">
            <text:p>220,627</text:p>
          </table:table-cell>
          <table:table-cell office:value-type="float" office:value="14.91" table:style-name="ce22">
            <text:p>14.91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11148" table:style-name="ce23">
            <text:p>2,111,148</text:p>
          </table:table-cell>
          <table:table-cell office:value-type="float" office:value="1055234" table:style-name="ce23">
            <text:p>1,055,234</text:p>
          </table:table-cell>
          <table:table-cell office:value-type="float" office:value="1055914" table:style-name="ce23">
            <text:p>1,055,914</text:p>
          </table:table-cell>
          <table:table-cell office:value-type="float" office:value="105429" table:style-name="ce23">
            <text:p>105,429</text:p>
          </table:table-cell>
          <table:table-cell office:value-type="float" office:value="54608" table:style-name="ce23">
            <text:p>54,608</text:p>
          </table:table-cell>
          <table:table-cell office:value-type="float" office:value="50821" table:style-name="ce23">
            <text:p>50,821</text:p>
          </table:table-cell>
          <table:table-cell office:value-type="float" office:value="4.99" table:style-name="ce24">
            <text:p>4.99</text:p>
          </table:table-cell>
          <table:table-cell office:value-type="float" office:value="142930" table:style-name="ce23">
            <text:p>142,930</text:p>
          </table:table-cell>
          <table:table-cell office:value-type="float" office:value="74115" table:style-name="ce23">
            <text:p>74,115</text:p>
          </table:table-cell>
          <table:table-cell office:value-type="float" office:value="68815" table:style-name="ce23">
            <text:p>68,815</text:p>
          </table:table-cell>
          <table:table-cell office:value-type="float" office:value="6.77" table:style-name="ce24">
            <text:p>6.77</text:p>
          </table:table-cell>
          <table:table-cell office:value-type="float" office:value="251792" table:style-name="ce23">
            <text:p>251,792</text:p>
          </table:table-cell>
          <table:table-cell office:value-type="float" office:value="131185" table:style-name="ce23">
            <text:p>131,185</text:p>
          </table:table-cell>
          <table:table-cell office:value-type="float" office:value="120607" table:style-name="ce23">
            <text:p>120,607</text:p>
          </table:table-cell>
          <table:table-cell office:value-type="float" office:value="11.93" table:style-name="ce24">
            <text:p>11.93</text:p>
          </table:table-cell>
          <table:table-cell office:value-type="float" office:value="275268" table:style-name="ce23">
            <text:p>275,268</text:p>
          </table:table-cell>
          <table:table-cell office:value-type="float" office:value="143555" table:style-name="ce23">
            <text:p>143,555</text:p>
          </table:table-cell>
          <table:table-cell office:value-type="float" office:value="131713" table:style-name="ce23">
            <text:p>131,713</text:p>
          </table:table-cell>
          <table:table-cell office:value-type="float" office:value="13.04" table:style-name="ce24">
            <text:p>13.04</text:p>
          </table:table-cell>
          <table:table-cell office:value-type="float" office:value="161216" table:style-name="ce23">
            <text:p>161,216</text:p>
          </table:table-cell>
          <table:table-cell office:value-type="float" office:value="84304" table:style-name="ce23">
            <text:p>84,304</text:p>
          </table:table-cell>
          <table:table-cell office:value-type="float" office:value="76912" table:style-name="ce23">
            <text:p>76,912</text:p>
          </table:table-cell>
          <table:table-cell office:value-type="float" office:value="7.64" table:style-name="ce24">
            <text:p>7.64</text:p>
          </table:table-cell>
          <table:table-cell office:value-type="float" office:value="1635717" table:style-name="ce23">
            <text:p>1,635,717</text:p>
          </table:table-cell>
          <table:table-cell office:value-type="float" office:value="807267" table:style-name="ce23">
            <text:p>807,267</text:p>
          </table:table-cell>
          <table:table-cell office:value-type="float" office:value="828450" table:style-name="ce23">
            <text:p>828,450</text:p>
          </table:table-cell>
          <table:table-cell office:value-type="float" office:value="77.48" table:style-name="ce24">
            <text:p>77.48</text:p>
          </table:table-cell>
          <table:table-cell office:value-type="float" office:value="206395" table:style-name="ce23">
            <text:p>206,395</text:p>
          </table:table-cell>
          <table:table-cell office:value-type="float" office:value="98127" table:style-name="ce23">
            <text:p>98,127</text:p>
          </table:table-cell>
          <table:table-cell office:value-type="float" office:value="108268" table:style-name="ce23">
            <text:p>108,268</text:p>
          </table:table-cell>
          <table:table-cell office:value-type="float" office:value="9.7799999999999994" table:style-name="ce22">
            <text:p>9.7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47561" table:style-name="ce23">
            <text:p>2,747,561</text:p>
          </table:table-cell>
          <table:table-cell office:value-type="float" office:value="1358199" table:style-name="ce23">
            <text:p>1,358,199</text:p>
          </table:table-cell>
          <table:table-cell office:value-type="float" office:value="1389362" table:style-name="ce23">
            <text:p>1,389,362</text:p>
          </table:table-cell>
          <table:table-cell office:value-type="float" office:value="137134" table:style-name="ce23">
            <text:p>137,134</text:p>
          </table:table-cell>
          <table:table-cell office:value-type="float" office:value="71052" table:style-name="ce23">
            <text:p>71,052</text:p>
          </table:table-cell>
          <table:table-cell office:value-type="float" office:value="66082" table:style-name="ce23">
            <text:p>66,082</text:p>
          </table:table-cell>
          <table:table-cell office:value-type="float" office:value="4.99" table:style-name="ce24">
            <text:p>4.99</text:p>
          </table:table-cell>
          <table:table-cell office:value-type="float" office:value="184618" table:style-name="ce23">
            <text:p>184,618</text:p>
          </table:table-cell>
          <table:table-cell office:value-type="float" office:value="95882" table:style-name="ce23">
            <text:p>95,882</text:p>
          </table:table-cell>
          <table:table-cell office:value-type="float" office:value="88736" table:style-name="ce23">
            <text:p>88,736</text:p>
          </table:table-cell>
          <table:table-cell office:value-type="float" office:value="6.72" table:style-name="ce24">
            <text:p>6.72</text:p>
          </table:table-cell>
          <table:table-cell office:value-type="float" office:value="318030" table:style-name="ce23">
            <text:p>318,030</text:p>
          </table:table-cell>
          <table:table-cell office:value-type="float" office:value="165172" table:style-name="ce23">
            <text:p>165,172</text:p>
          </table:table-cell>
          <table:table-cell office:value-type="float" office:value="152858" table:style-name="ce23">
            <text:p>152,858</text:p>
          </table:table-cell>
          <table:table-cell office:value-type="float" office:value="11.57" table:style-name="ce24">
            <text:p>11.57</text:p>
          </table:table-cell>
          <table:table-cell office:value-type="float" office:value="346533" table:style-name="ce23">
            <text:p>346,533</text:p>
          </table:table-cell>
          <table:table-cell office:value-type="float" office:value="180129" table:style-name="ce23">
            <text:p>180,129</text:p>
          </table:table-cell>
          <table:table-cell office:value-type="float" office:value="166404" table:style-name="ce23">
            <text:p>166,404</text:p>
          </table:table-cell>
          <table:table-cell office:value-type="float" office:value="12.61" table:style-name="ce24">
            <text:p>12.61</text:p>
          </table:table-cell>
          <table:table-cell office:value-type="float" office:value="202106" table:style-name="ce23">
            <text:p>202,106</text:p>
          </table:table-cell>
          <table:table-cell office:value-type="float" office:value="105054" table:style-name="ce23">
            <text:p>105,054</text:p>
          </table:table-cell>
          <table:table-cell office:value-type="float" office:value="97052" table:style-name="ce23">
            <text:p>97,052</text:p>
          </table:table-cell>
          <table:table-cell office:value-type="float" office:value="7.36" table:style-name="ce24">
            <text:p>7.36</text:p>
          </table:table-cell>
          <table:table-cell office:value-type="float" office:value="2145767" table:style-name="ce23">
            <text:p>2,145,767</text:p>
          </table:table-cell>
          <table:table-cell office:value-type="float" office:value="1045540" table:style-name="ce23">
            <text:p>1,045,540</text:p>
          </table:table-cell>
          <table:table-cell office:value-type="float" office:value="1100227" table:style-name="ce23">
            <text:p>1,100,227</text:p>
          </table:table-cell>
          <table:table-cell office:value-type="float" office:value="78.099999999999994" table:style-name="ce24">
            <text:p>78.10</text:p>
          </table:table-cell>
          <table:table-cell office:value-type="float" office:value="285853" table:style-name="ce23">
            <text:p>285,853</text:p>
          </table:table-cell>
          <table:table-cell office:value-type="float" office:value="132953" table:style-name="ce23">
            <text:p>132,953</text:p>
          </table:table-cell>
          <table:table-cell office:value-type="float" office:value="152900" table:style-name="ce23">
            <text:p>152,900</text:p>
          </table:table-cell>
          <table:table-cell office:value-type="float" office:value="10.4" table:style-name="ce22">
            <text:p>10.4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453" table:style-name="ce23">
            <text:p>1,885,453</text:p>
          </table:table-cell>
          <table:table-cell office:value-type="float" office:value="943687" table:style-name="ce23">
            <text:p>943,687</text:p>
          </table:table-cell>
          <table:table-cell office:value-type="float" office:value="941766" table:style-name="ce23">
            <text:p>941,766</text:p>
          </table:table-cell>
          <table:table-cell office:value-type="float" office:value="79387" table:style-name="ce23">
            <text:p>79,387</text:p>
          </table:table-cell>
          <table:table-cell office:value-type="float" office:value="41161" table:style-name="ce23">
            <text:p>41,161</text:p>
          </table:table-cell>
          <table:table-cell office:value-type="float" office:value="38226" table:style-name="ce23">
            <text:p>38,226</text:p>
          </table:table-cell>
          <table:table-cell office:value-type="float" office:value="4.21" table:style-name="ce24">
            <text:p>4.21</text:p>
          </table:table-cell>
          <table:table-cell office:value-type="float" office:value="106847" table:style-name="ce23">
            <text:p>106,847</text:p>
          </table:table-cell>
          <table:table-cell office:value-type="float" office:value="55476" table:style-name="ce23">
            <text:p>55,476</text:p>
          </table:table-cell>
          <table:table-cell office:value-type="float" office:value="51371" table:style-name="ce23">
            <text:p>51,371</text:p>
          </table:table-cell>
          <table:table-cell office:value-type="float" office:value="5.67" table:style-name="ce24">
            <text:p>5.67</text:p>
          </table:table-cell>
          <table:table-cell office:value-type="float" office:value="185225" table:style-name="ce23">
            <text:p>185,225</text:p>
          </table:table-cell>
          <table:table-cell office:value-type="float" office:value="96259" table:style-name="ce23">
            <text:p>96,259</text:p>
          </table:table-cell>
          <table:table-cell office:value-type="float" office:value="88966" table:style-name="ce23">
            <text:p>88,966</text:p>
          </table:table-cell>
          <table:table-cell office:value-type="float" office:value="9.82" table:style-name="ce24">
            <text:p>9.82</text:p>
          </table:table-cell>
          <table:table-cell office:value-type="float" office:value="202207" table:style-name="ce23">
            <text:p>202,207</text:p>
          </table:table-cell>
          <table:table-cell office:value-type="float" office:value="105170" table:style-name="ce23">
            <text:p>105,170</text:p>
          </table:table-cell>
          <table:table-cell office:value-type="float" office:value="97037" table:style-name="ce23">
            <text:p>97,037</text:p>
          </table:table-cell>
          <table:table-cell office:value-type="float" office:value="10.72" table:style-name="ce24">
            <text:p>10.72</text:p>
          </table:table-cell>
          <table:table-cell office:value-type="float" office:value="119922" table:style-name="ce23">
            <text:p>119,922</text:p>
          </table:table-cell>
          <table:table-cell office:value-type="float" office:value="62650" table:style-name="ce23">
            <text:p>62,650</text:p>
          </table:table-cell>
          <table:table-cell office:value-type="float" office:value="57272" table:style-name="ce23">
            <text:p>57,272</text:p>
          </table:table-cell>
          <table:table-cell office:value-type="float" office:value="6.36" table:style-name="ce24">
            <text:p>6.36</text:p>
          </table:table-cell>
          <table:table-cell office:value-type="float" office:value="1531137" table:style-name="ce23">
            <text:p>1,531,137</text:p>
          </table:table-cell>
          <table:table-cell office:value-type="float" office:value="759101" table:style-name="ce23">
            <text:p>759,101</text:p>
          </table:table-cell>
          <table:table-cell office:value-type="float" office:value="772036" table:style-name="ce23">
            <text:p>772,036</text:p>
          </table:table-cell>
          <table:table-cell office:value-type="float" office:value="81.209999999999994" table:style-name="ce24">
            <text:p>81.21</text:p>
          </table:table-cell>
          <table:table-cell office:value-type="float" office:value="249339" table:style-name="ce23">
            <text:p>249,339</text:p>
          </table:table-cell>
          <table:table-cell office:value-type="float" office:value="114312" table:style-name="ce23">
            <text:p>114,312</text:p>
          </table:table-cell>
          <table:table-cell office:value-type="float" office:value="135027" table:style-name="ce23">
            <text:p>135,027</text:p>
          </table:table-cell>
          <table:table-cell office:value-type="float" office:value="13.22" table:style-name="ce22">
            <text:p>13.2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574" table:style-name="ce23">
            <text:p>2,778,574</text:p>
          </table:table-cell>
          <table:table-cell office:value-type="float" office:value="1380388" table:style-name="ce23">
            <text:p>1,380,388</text:p>
          </table:table-cell>
          <table:table-cell office:value-type="float" office:value="1398186" table:style-name="ce23">
            <text:p>1,398,186</text:p>
          </table:table-cell>
          <table:table-cell office:value-type="float" office:value="112759" table:style-name="ce23">
            <text:p>112,759</text:p>
          </table:table-cell>
          <table:table-cell office:value-type="float" office:value="58381" table:style-name="ce23">
            <text:p>58,381</text:p>
          </table:table-cell>
          <table:table-cell office:value-type="float" office:value="54378" table:style-name="ce23">
            <text:p>54,378</text:p>
          </table:table-cell>
          <table:table-cell office:value-type="float" office:value="4.0599999999999996" table:style-name="ce24">
            <text:p>4.06</text:p>
          </table:table-cell>
          <table:table-cell office:value-type="float" office:value="152138" table:style-name="ce23">
            <text:p>152,138</text:p>
          </table:table-cell>
          <table:table-cell office:value-type="float" office:value="78737" table:style-name="ce23">
            <text:p>78,737</text:p>
          </table:table-cell>
          <table:table-cell office:value-type="float" office:value="73401" table:style-name="ce23">
            <text:p>73,401</text:p>
          </table:table-cell>
          <table:table-cell office:value-type="float" office:value="5.48" table:style-name="ce24">
            <text:p>5.48</text:p>
          </table:table-cell>
          <table:table-cell office:value-type="float" office:value="267061" table:style-name="ce23">
            <text:p>267,061</text:p>
          </table:table-cell>
          <table:table-cell office:value-type="float" office:value="138559" table:style-name="ce23">
            <text:p>138,559</text:p>
          </table:table-cell>
          <table:table-cell office:value-type="float" office:value="128502" table:style-name="ce23">
            <text:p>128,502</text:p>
          </table:table-cell>
          <table:table-cell office:value-type="float" office:value="9.61" table:style-name="ce24">
            <text:p>9.61</text:p>
          </table:table-cell>
          <table:table-cell office:value-type="float" office:value="292342" table:style-name="ce23">
            <text:p>292,342</text:p>
          </table:table-cell>
          <table:table-cell office:value-type="float" office:value="151656" table:style-name="ce23">
            <text:p>151,656</text:p>
          </table:table-cell>
          <table:table-cell office:value-type="float" office:value="140686" table:style-name="ce23">
            <text:p>140,686</text:p>
          </table:table-cell>
          <table:table-cell office:value-type="float" office:value="10.52" table:style-name="ce24">
            <text:p>10.52</text:p>
          </table:table-cell>
          <table:table-cell office:value-type="float" office:value="179699" table:style-name="ce23">
            <text:p>179,699</text:p>
          </table:table-cell>
          <table:table-cell office:value-type="float" office:value="93231" table:style-name="ce23">
            <text:p>93,231</text:p>
          </table:table-cell>
          <table:table-cell office:value-type="float" office:value="86468" table:style-name="ce23">
            <text:p>86,468</text:p>
          </table:table-cell>
          <table:table-cell office:value-type="float" office:value="6.47" table:style-name="ce24">
            <text:p>6.47</text:p>
          </table:table-cell>
          <table:table-cell office:value-type="float" office:value="2258451" table:style-name="ce23">
            <text:p>2,258,451</text:p>
          </table:table-cell>
          <table:table-cell office:value-type="float" office:value="1110631" table:style-name="ce23">
            <text:p>1,110,631</text:p>
          </table:table-cell>
          <table:table-cell office:value-type="float" office:value="1147820" table:style-name="ce23">
            <text:p>1,147,820</text:p>
          </table:table-cell>
          <table:table-cell office:value-type="float" office:value="81.28" table:style-name="ce24">
            <text:p>81.28</text:p>
          </table:table-cell>
          <table:table-cell office:value-type="float" office:value="354998" table:style-name="ce23">
            <text:p>354,998</text:p>
          </table:table-cell>
          <table:table-cell office:value-type="float" office:value="165383" table:style-name="ce23">
            <text:p>165,383</text:p>
          </table:table-cell>
          <table:table-cell office:value-type="float" office:value="189615" table:style-name="ce23">
            <text:p>189,615</text:p>
          </table:table-cell>
          <table:table-cell office:value-type="float" office:value="12.78" table:style-name="ce22">
            <text:p>12.78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52646" table:style-name="ce23">
            <text:p>7,152,646</text:p>
          </table:table-cell>
          <table:table-cell office:value-type="float" office:value="3654041" table:style-name="ce23">
            <text:p>3,654,041</text:p>
          </table:table-cell>
          <table:table-cell office:value-type="float" office:value="3498605" table:style-name="ce23">
            <text:p>3,498,605</text:p>
          </table:table-cell>
          <table:table-cell office:value-type="float" office:value="292969" table:style-name="ce23">
            <text:p>292,969</text:p>
          </table:table-cell>
          <table:table-cell office:value-type="float" office:value="152224" table:style-name="ce23">
            <text:p>152,224</text:p>
          </table:table-cell>
          <table:table-cell office:value-type="float" office:value="140745" table:style-name="ce23">
            <text:p>140,745</text:p>
          </table:table-cell>
          <table:table-cell office:value-type="float" office:value="4.0999999999999996" table:style-name="ce24">
            <text:p>4.10</text:p>
          </table:table-cell>
          <table:table-cell office:value-type="float" office:value="399289" table:style-name="ce23">
            <text:p>399,289</text:p>
          </table:table-cell>
          <table:table-cell office:value-type="float" office:value="207725" table:style-name="ce23">
            <text:p>207,725</text:p>
          </table:table-cell>
          <table:table-cell office:value-type="float" office:value="191564" table:style-name="ce23">
            <text:p>191,564</text:p>
          </table:table-cell>
          <table:table-cell office:value-type="float" office:value="5.58" table:style-name="ce24">
            <text:p>5.58</text:p>
          </table:table-cell>
          <table:table-cell office:value-type="float" office:value="716115" table:style-name="ce23">
            <text:p>716,115</text:p>
          </table:table-cell>
          <table:table-cell office:value-type="float" office:value="373908" table:style-name="ce23">
            <text:p>373,908</text:p>
          </table:table-cell>
          <table:table-cell office:value-type="float" office:value="342207" table:style-name="ce23">
            <text:p>342,207</text:p>
          </table:table-cell>
          <table:table-cell office:value-type="float" office:value="10.01" table:style-name="ce24">
            <text:p>10.01</text:p>
          </table:table-cell>
          <table:table-cell office:value-type="float" office:value="787142" table:style-name="ce23">
            <text:p>787,142</text:p>
          </table:table-cell>
          <table:table-cell office:value-type="float" office:value="411380" table:style-name="ce23">
            <text:p>411,380</text:p>
          </table:table-cell>
          <table:table-cell office:value-type="float" office:value="375762" table:style-name="ce23">
            <text:p>375,762</text:p>
          </table:table-cell>
          <table:table-cell office:value-type="float" office:value="11" table:style-name="ce24">
            <text:p>11.00</text:p>
          </table:table-cell>
          <table:table-cell office:value-type="float" office:value="494488" table:style-name="ce23">
            <text:p>494,488</text:p>
          </table:table-cell>
          <table:table-cell office:value-type="float" office:value="259287" table:style-name="ce23">
            <text:p>259,287</text:p>
          </table:table-cell>
          <table:table-cell office:value-type="float" office:value="235201" table:style-name="ce23">
            <text:p>235,201</text:p>
          </table:table-cell>
          <table:table-cell office:value-type="float" office:value="6.91" table:style-name="ce24">
            <text:p>6.91</text:p>
          </table:table-cell>
          <table:table-cell office:value-type="float" office:value="5740852" table:style-name="ce23">
            <text:p>5,740,852</text:p>
          </table:table-cell>
          <table:table-cell office:value-type="float" office:value="2915823" table:style-name="ce23">
            <text:p>2,915,823</text:p>
          </table:table-cell>
          <table:table-cell office:value-type="float" office:value="2825029" table:style-name="ce23">
            <text:p>2,825,029</text:p>
          </table:table-cell>
          <table:table-cell office:value-type="float" office:value="80.260000000000005" table:style-name="ce24">
            <text:p>80.26</text:p>
          </table:table-cell>
          <table:table-cell office:value-type="float" office:value="1018294" table:style-name="ce23">
            <text:p>1,018,294</text:p>
          </table:table-cell>
          <table:table-cell office:value-type="float" office:value="471809" table:style-name="ce23">
            <text:p>471,809</text:p>
          </table:table-cell>
          <table:table-cell office:value-type="float" office:value="546485" table:style-name="ce23">
            <text:p>546,485</text:p>
          </table:table-cell>
          <table:table-cell office:value-type="float" office:value="14.24" table:style-name="ce22">
            <text:p>14.24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995" table:style-name="ce18">
            <text:p>457,995</text:p>
          </table:table-cell>
          <table:table-cell office:value-type="float" office:value="232142" table:style-name="ce18">
            <text:p>232,142</text:p>
          </table:table-cell>
          <table:table-cell office:value-type="float" office:value="225853" table:style-name="ce18">
            <text:p>225,853</text:p>
          </table:table-cell>
          <table:table-cell office:value-type="float" office:value="17561" table:style-name="ce18">
            <text:p>17,561</text:p>
          </table:table-cell>
          <table:table-cell office:value-type="float" office:value="9188" table:style-name="ce18">
            <text:p>9,188</text:p>
          </table:table-cell>
          <table:table-cell office:value-type="float" office:value="8373" table:style-name="ce18">
            <text:p>8,373</text:p>
          </table:table-cell>
          <table:table-cell office:value-type="float" office:value="3.83" table:style-name="ce19">
            <text:p>3.83</text:p>
          </table:table-cell>
          <table:table-cell office:value-type="float" office:value="24317" table:style-name="ce18">
            <text:p>24,317</text:p>
          </table:table-cell>
          <table:table-cell office:value-type="float" office:value="12656" table:style-name="ce18">
            <text:p>12,656</text:p>
          </table:table-cell>
          <table:table-cell office:value-type="float" office:value="11661" table:style-name="ce18">
            <text:p>11,661</text:p>
          </table:table-cell>
          <table:table-cell office:value-type="float" office:value="5.31" table:style-name="ce19">
            <text:p>5.31</text:p>
          </table:table-cell>
          <table:table-cell office:value-type="float" office:value="43740" table:style-name="ce18">
            <text:p>43,740</text:p>
          </table:table-cell>
          <table:table-cell office:value-type="float" office:value="22718" table:style-name="ce18">
            <text:p>22,718</text:p>
          </table:table-cell>
          <table:table-cell office:value-type="float" office:value="21022" table:style-name="ce18">
            <text:p>21,022</text:p>
          </table:table-cell>
          <table:table-cell office:value-type="float" office:value="9.5500000000000007" table:style-name="ce19">
            <text:p>9.55</text:p>
          </table:table-cell>
          <table:table-cell office:value-type="float" office:value="48153" table:style-name="ce18">
            <text:p>48,153</text:p>
          </table:table-cell>
          <table:table-cell office:value-type="float" office:value="25026" table:style-name="ce18">
            <text:p>25,026</text:p>
          </table:table-cell>
          <table:table-cell office:value-type="float" office:value="23127" table:style-name="ce18">
            <text:p>23,127</text:p>
          </table:table-cell>
          <table:table-cell office:value-type="float" office:value="10.51" table:style-name="ce19">
            <text:p>10.51</text:p>
          </table:table-cell>
          <table:table-cell office:value-type="float" office:value="30983" table:style-name="ce18">
            <text:p>30,983</text:p>
          </table:table-cell>
          <table:table-cell office:value-type="float" office:value="16182" table:style-name="ce18">
            <text:p>16,182</text:p>
          </table:table-cell>
          <table:table-cell office:value-type="float" office:value="14801" table:style-name="ce18">
            <text:p>14,801</text:p>
          </table:table-cell>
          <table:table-cell office:value-type="float" office:value="6.76" table:style-name="ce19">
            <text:p>6.76</text:p>
          </table:table-cell>
          <table:table-cell office:value-type="float" office:value="369916" table:style-name="ce18">
            <text:p>369,916</text:p>
          </table:table-cell>
          <table:table-cell office:value-type="float" office:value="186169" table:style-name="ce18">
            <text:p>186,169</text:p>
          </table:table-cell>
          <table:table-cell office:value-type="float" office:value="183747" table:style-name="ce18">
            <text:p>183,747</text:p>
          </table:table-cell>
          <table:table-cell office:value-type="float" office:value="80.77" table:style-name="ce19">
            <text:p>80.77</text:p>
          </table:table-cell>
          <table:table-cell office:value-type="float" office:value="65668" table:style-name="ce18">
            <text:p>65,668</text:p>
          </table:table-cell>
          <table:table-cell office:value-type="float" office:value="30668" table:style-name="ce18">
            <text:p>30,668</text:p>
          </table:table-cell>
          <table:table-cell office:value-type="float" office:value="35000" table:style-name="ce18">
            <text:p>35,000</text:p>
          </table:table-cell>
          <table:table-cell office:value-type="float" office:value="14.34" table:style-name="ce17">
            <text:p>14.3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2821" table:style-name="ce18">
            <text:p>542,821</text:p>
          </table:table-cell>
          <table:table-cell office:value-type="float" office:value="277838" table:style-name="ce18">
            <text:p>277,838</text:p>
          </table:table-cell>
          <table:table-cell office:value-type="float" office:value="264983" table:style-name="ce18">
            <text:p>264,983</text:p>
          </table:table-cell>
          <table:table-cell office:value-type="float" office:value="30311" table:style-name="ce18">
            <text:p>30,311</text:p>
          </table:table-cell>
          <table:table-cell office:value-type="float" office:value="15638" table:style-name="ce18">
            <text:p>15,638</text:p>
          </table:table-cell>
          <table:table-cell office:value-type="float" office:value="14673" table:style-name="ce18">
            <text:p>14,673</text:p>
          </table:table-cell>
          <table:table-cell office:value-type="float" office:value="5.58" table:style-name="ce19">
            <text:p>5.58</text:p>
          </table:table-cell>
          <table:table-cell office:value-type="float" office:value="41715" table:style-name="ce18">
            <text:p>41,715</text:p>
          </table:table-cell>
          <table:table-cell office:value-type="float" office:value="21632" table:style-name="ce18">
            <text:p>21,632</text:p>
          </table:table-cell>
          <table:table-cell office:value-type="float" office:value="20083" table:style-name="ce18">
            <text:p>20,083</text:p>
          </table:table-cell>
          <table:table-cell office:value-type="float" office:value="7.68" table:style-name="ce19">
            <text:p>7.68</text:p>
          </table:table-cell>
          <table:table-cell office:value-type="float" office:value="72297" table:style-name="ce18">
            <text:p>72,297</text:p>
          </table:table-cell>
          <table:table-cell office:value-type="float" office:value="37704" table:style-name="ce18">
            <text:p>37,704</text:p>
          </table:table-cell>
          <table:table-cell office:value-type="float" office:value="34593" table:style-name="ce18">
            <text:p>34,593</text:p>
          </table:table-cell>
          <table:table-cell office:value-type="float" office:value="13.32" table:style-name="ce19">
            <text:p>13.32</text:p>
          </table:table-cell>
          <table:table-cell office:value-type="float" office:value="78411" table:style-name="ce18">
            <text:p>78,411</text:p>
          </table:table-cell>
          <table:table-cell office:value-type="float" office:value="40855" table:style-name="ce18">
            <text:p>40,855</text:p>
          </table:table-cell>
          <table:table-cell office:value-type="float" office:value="37556" table:style-name="ce18">
            <text:p>37,556</text:p>
          </table:table-cell>
          <table:table-cell office:value-type="float" office:value="14.45" table:style-name="ce19">
            <text:p>14.45</text:p>
          </table:table-cell>
          <table:table-cell office:value-type="float" office:value="40657" table:style-name="ce18">
            <text:p>40,657</text:p>
          </table:table-cell>
          <table:table-cell office:value-type="float" office:value="21356" table:style-name="ce18">
            <text:p>21,356</text:p>
          </table:table-cell>
          <table:table-cell office:value-type="float" office:value="19301" table:style-name="ce18">
            <text:p>19,301</text:p>
          </table:table-cell>
          <table:table-cell office:value-type="float" office:value="7.49" table:style-name="ce19">
            <text:p>7.49</text:p>
          </table:table-cell>
          <table:table-cell office:value-type="float" office:value="414278" table:style-name="ce18">
            <text:p>414,278</text:p>
          </table:table-cell>
          <table:table-cell office:value-type="float" office:value="210591" table:style-name="ce18">
            <text:p>210,591</text:p>
          </table:table-cell>
          <table:table-cell office:value-type="float" office:value="203687" table:style-name="ce18">
            <text:p>203,687</text:p>
          </table:table-cell>
          <table:table-cell office:value-type="float" office:value="76.319999999999993" table:style-name="ce19">
            <text:p>76.32</text:p>
          </table:table-cell>
          <table:table-cell office:value-type="float" office:value="62407" table:style-name="ce18">
            <text:p>62,407</text:p>
          </table:table-cell>
          <table:table-cell office:value-type="float" office:value="30121" table:style-name="ce18">
            <text:p>30,121</text:p>
          </table:table-cell>
          <table:table-cell office:value-type="float" office:value="32286" table:style-name="ce18">
            <text:p>32,286</text:p>
          </table:table-cell>
          <table:table-cell office:value-type="float" office:value="11.5" table:style-name="ce17">
            <text:p>11.5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3084" table:style-name="ce18">
            <text:p>563,084</text:p>
          </table:table-cell>
          <table:table-cell office:value-type="float" office:value="290289" table:style-name="ce18">
            <text:p>290,289</text:p>
          </table:table-cell>
          <table:table-cell office:value-type="float" office:value="272795" table:style-name="ce18">
            <text:p>272,795</text:p>
          </table:table-cell>
          <table:table-cell office:value-type="float" office:value="27087" table:style-name="ce18">
            <text:p>27,087</text:p>
          </table:table-cell>
          <table:table-cell office:value-type="float" office:value="13982" table:style-name="ce18">
            <text:p>13,982</text:p>
          </table:table-cell>
          <table:table-cell office:value-type="float" office:value="13105" table:style-name="ce18">
            <text:p>13,105</text:p>
          </table:table-cell>
          <table:table-cell office:value-type="float" office:value="4.8099999999999996" table:style-name="ce19">
            <text:p>4.81</text:p>
          </table:table-cell>
          <table:table-cell office:value-type="float" office:value="35611" table:style-name="ce18">
            <text:p>35,611</text:p>
          </table:table-cell>
          <table:table-cell office:value-type="float" office:value="18454" table:style-name="ce18">
            <text:p>18,454</text:p>
          </table:table-cell>
          <table:table-cell office:value-type="float" office:value="17157" table:style-name="ce18">
            <text:p>17,157</text:p>
          </table:table-cell>
          <table:table-cell office:value-type="float" office:value="6.32" table:style-name="ce19">
            <text:p>6.32</text:p>
          </table:table-cell>
          <table:table-cell office:value-type="float" office:value="60928" table:style-name="ce18">
            <text:p>60,928</text:p>
          </table:table-cell>
          <table:table-cell office:value-type="float" office:value="31789" table:style-name="ce18">
            <text:p>31,789</text:p>
          </table:table-cell>
          <table:table-cell office:value-type="float" office:value="29139" table:style-name="ce18">
            <text:p>29,139</text:p>
          </table:table-cell>
          <table:table-cell office:value-type="float" office:value="10.82" table:style-name="ce19">
            <text:p>10.82</text:p>
          </table:table-cell>
          <table:table-cell office:value-type="float" office:value="66404" table:style-name="ce18">
            <text:p>66,404</text:p>
          </table:table-cell>
          <table:table-cell office:value-type="float" office:value="34757" table:style-name="ce18">
            <text:p>34,757</text:p>
          </table:table-cell>
          <table:table-cell office:value-type="float" office:value="31647" table:style-name="ce18">
            <text:p>31,647</text:p>
          </table:table-cell>
          <table:table-cell office:value-type="float" office:value="11.79" table:style-name="ce19">
            <text:p>11.79</text:p>
          </table:table-cell>
          <table:table-cell office:value-type="float" office:value="37955" table:style-name="ce18">
            <text:p>37,955</text:p>
          </table:table-cell>
          <table:table-cell office:value-type="float" office:value="20095" table:style-name="ce18">
            <text:p>20,095</text:p>
          </table:table-cell>
          <table:table-cell office:value-type="float" office:value="17860" table:style-name="ce18">
            <text:p>17,860</text:p>
          </table:table-cell>
          <table:table-cell office:value-type="float" office:value="6.74" table:style-name="ce19">
            <text:p>6.74</text:p>
          </table:table-cell>
          <table:table-cell office:value-type="float" office:value="448818" table:style-name="ce18">
            <text:p>448,818</text:p>
          </table:table-cell>
          <table:table-cell office:value-type="float" office:value="230416" table:style-name="ce18">
            <text:p>230,416</text:p>
          </table:table-cell>
          <table:table-cell office:value-type="float" office:value="218402" table:style-name="ce18">
            <text:p>218,402</text:p>
          </table:table-cell>
          <table:table-cell office:value-type="float" office:value="79.709999999999994" table:style-name="ce19">
            <text:p>79.71</text:p>
          </table:table-cell>
          <table:table-cell office:value-type="float" office:value="81074" table:style-name="ce18">
            <text:p>81,074</text:p>
          </table:table-cell>
          <table:table-cell office:value-type="float" office:value="38633" table:style-name="ce18">
            <text:p>38,633</text:p>
          </table:table-cell>
          <table:table-cell office:value-type="float" office:value="42441" table:style-name="ce18">
            <text:p>42,441</text:p>
          </table:table-cell>
          <table:table-cell office:value-type="float" office:value="14.4" table:style-name="ce17">
            <text:p>14.40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9209" table:style-name="ce18">
            <text:p>1,289,209</text:p>
          </table:table-cell>
          <table:table-cell office:value-type="float" office:value="658443" table:style-name="ce18">
            <text:p>658,443</text:p>
          </table:table-cell>
          <table:table-cell office:value-type="float" office:value="630766" table:style-name="ce18">
            <text:p>630,766</text:p>
          </table:table-cell>
          <table:table-cell office:value-type="float" office:value="57799" table:style-name="ce18">
            <text:p>57,799</text:p>
          </table:table-cell>
          <table:table-cell office:value-type="float" office:value="30020" table:style-name="ce18">
            <text:p>30,020</text:p>
          </table:table-cell>
          <table:table-cell office:value-type="float" office:value="27779" table:style-name="ce18">
            <text:p>27,779</text:p>
          </table:table-cell>
          <table:table-cell office:value-type="float" office:value="4.4800000000000004" table:style-name="ce19">
            <text:p>4.48</text:p>
          </table:table-cell>
          <table:table-cell office:value-type="float" office:value="77099" table:style-name="ce18">
            <text:p>77,099</text:p>
          </table:table-cell>
          <table:table-cell office:value-type="float" office:value="40116" table:style-name="ce18">
            <text:p>40,116</text:p>
          </table:table-cell>
          <table:table-cell office:value-type="float" office:value="36983" table:style-name="ce18">
            <text:p>36,983</text:p>
          </table:table-cell>
          <table:table-cell office:value-type="float" office:value="5.98" table:style-name="ce19">
            <text:p>5.98</text:p>
          </table:table-cell>
          <table:table-cell office:value-type="float" office:value="135642" table:style-name="ce18">
            <text:p>135,642</text:p>
          </table:table-cell>
          <table:table-cell office:value-type="float" office:value="70906" table:style-name="ce18">
            <text:p>70,906</text:p>
          </table:table-cell>
          <table:table-cell office:value-type="float" office:value="64736" table:style-name="ce18">
            <text:p>64,736</text:p>
          </table:table-cell>
          <table:table-cell office:value-type="float" office:value="10.52" table:style-name="ce19">
            <text:p>10.52</text:p>
          </table:table-cell>
          <table:table-cell office:value-type="float" office:value="149056" table:style-name="ce18">
            <text:p>149,056</text:p>
          </table:table-cell>
          <table:table-cell office:value-type="float" office:value="78016" table:style-name="ce18">
            <text:p>78,016</text:p>
          </table:table-cell>
          <table:table-cell office:value-type="float" office:value="71040" table:style-name="ce18">
            <text:p>71,040</text:p>
          </table:table-cell>
          <table:table-cell office:value-type="float" office:value="11.56" table:style-name="ce19">
            <text:p>11.56</text:p>
          </table:table-cell>
          <table:table-cell office:value-type="float" office:value="92030" table:style-name="ce18">
            <text:p>92,030</text:p>
          </table:table-cell>
          <table:table-cell office:value-type="float" office:value="48332" table:style-name="ce18">
            <text:p>48,332</text:p>
          </table:table-cell>
          <table:table-cell office:value-type="float" office:value="43698" table:style-name="ce18">
            <text:p>43,698</text:p>
          </table:table-cell>
          <table:table-cell office:value-type="float" office:value="7.14" table:style-name="ce19">
            <text:p>7.14</text:p>
          </table:table-cell>
          <table:table-cell office:value-type="float" office:value="1024779" table:style-name="ce18">
            <text:p>1,024,779</text:p>
          </table:table-cell>
          <table:table-cell office:value-type="float" office:value="519952" table:style-name="ce18">
            <text:p>519,952</text:p>
          </table:table-cell>
          <table:table-cell office:value-type="float" office:value="504827" table:style-name="ce18">
            <text:p>504,827</text:p>
          </table:table-cell>
          <table:table-cell office:value-type="float" office:value="79.489999999999995" table:style-name="ce19">
            <text:p>79.49</text:p>
          </table:table-cell>
          <table:table-cell office:value-type="float" office:value="177203" table:style-name="ce18">
            <text:p>177,203</text:p>
          </table:table-cell>
          <table:table-cell office:value-type="float" office:value="81421" table:style-name="ce18">
            <text:p>81,421</text:p>
          </table:table-cell>
          <table:table-cell office:value-type="float" office:value="95782" table:style-name="ce18">
            <text:p>95,782</text:p>
          </table:table-cell>
          <table:table-cell office:value-type="float" office:value="13.75" table:style-name="ce17">
            <text:p>13.7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8586" table:style-name="ce18">
            <text:p>508,586</text:p>
          </table:table-cell>
          <table:table-cell office:value-type="float" office:value="260858" table:style-name="ce18">
            <text:p>260,858</text:p>
          </table:table-cell>
          <table:table-cell office:value-type="float" office:value="247728" table:style-name="ce18">
            <text:p>247,728</text:p>
          </table:table-cell>
          <table:table-cell office:value-type="float" office:value="17303" table:style-name="ce18">
            <text:p>17,303</text:p>
          </table:table-cell>
          <table:table-cell office:value-type="float" office:value="8954" table:style-name="ce18">
            <text:p>8,954</text:p>
          </table:table-cell>
          <table:table-cell office:value-type="float" office:value="8349" table:style-name="ce18">
            <text:p>8,349</text:p>
          </table:table-cell>
          <table:table-cell office:value-type="float" office:value="3.4" table:style-name="ce19">
            <text:p>3.40</text:p>
          </table:table-cell>
          <table:table-cell office:value-type="float" office:value="23884" table:style-name="ce18">
            <text:p>23,884</text:p>
          </table:table-cell>
          <table:table-cell office:value-type="float" office:value="12406" table:style-name="ce18">
            <text:p>12,406</text:p>
          </table:table-cell>
          <table:table-cell office:value-type="float" office:value="11478" table:style-name="ce18">
            <text:p>11,478</text:p>
          </table:table-cell>
          <table:table-cell office:value-type="float" office:value="4.7" table:style-name="ce19">
            <text:p>4.70</text:p>
          </table:table-cell>
          <table:table-cell office:value-type="float" office:value="44661" table:style-name="ce18">
            <text:p>44,661</text:p>
          </table:table-cell>
          <table:table-cell office:value-type="float" office:value="23154" table:style-name="ce18">
            <text:p>23,154</text:p>
          </table:table-cell>
          <table:table-cell office:value-type="float" office:value="21507" table:style-name="ce18">
            <text:p>21,507</text:p>
          </table:table-cell>
          <table:table-cell office:value-type="float" office:value="8.7799999999999994" table:style-name="ce19">
            <text:p>8.78</text:p>
          </table:table-cell>
          <table:table-cell office:value-type="float" office:value="49406" table:style-name="ce18">
            <text:p>49,406</text:p>
          </table:table-cell>
          <table:table-cell office:value-type="float" office:value="25646" table:style-name="ce18">
            <text:p>25,646</text:p>
          </table:table-cell>
          <table:table-cell office:value-type="float" office:value="23760" table:style-name="ce18">
            <text:p>23,760</text:p>
          </table:table-cell>
          <table:table-cell office:value-type="float" office:value="9.7100000000000009" table:style-name="ce19">
            <text:p>9.71</text:p>
          </table:table-cell>
          <table:table-cell office:value-type="float" office:value="34429" table:style-name="ce18">
            <text:p>34,429</text:p>
          </table:table-cell>
          <table:table-cell office:value-type="float" office:value="17990" table:style-name="ce18">
            <text:p>17,990</text:p>
          </table:table-cell>
          <table:table-cell office:value-type="float" office:value="16439" table:style-name="ce18">
            <text:p>16,439</text:p>
          </table:table-cell>
          <table:table-cell office:value-type="float" office:value="6.77" table:style-name="ce19">
            <text:p>6.77</text:p>
          </table:table-cell>
          <table:table-cell office:value-type="float" office:value="415192" table:style-name="ce18">
            <text:p>415,192</text:p>
          </table:table-cell>
          <table:table-cell office:value-type="float" office:value="212420" table:style-name="ce18">
            <text:p>212,420</text:p>
          </table:table-cell>
          <table:table-cell office:value-type="float" office:value="202772" table:style-name="ce18">
            <text:p>202,772</text:p>
          </table:table-cell>
          <table:table-cell office:value-type="float" office:value="81.64" table:style-name="ce19">
            <text:p>81.64</text:p>
          </table:table-cell>
          <table:table-cell office:value-type="float" office:value="77960" table:style-name="ce18">
            <text:p>77,960</text:p>
          </table:table-cell>
          <table:table-cell office:value-type="float" office:value="36453" table:style-name="ce18">
            <text:p>36,453</text:p>
          </table:table-cell>
          <table:table-cell office:value-type="float" office:value="41507" table:style-name="ce18">
            <text:p>41,507</text:p>
          </table:table-cell>
          <table:table-cell office:value-type="float" office:value="15.33" table:style-name="ce17">
            <text:p>15.3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8753" table:style-name="ce18">
            <text:p>698,753</text:p>
          </table:table-cell>
          <table:table-cell office:value-type="float" office:value="363341" table:style-name="ce18">
            <text:p>363,341</text:p>
          </table:table-cell>
          <table:table-cell office:value-type="float" office:value="335412" table:style-name="ce18">
            <text:p>335,412</text:p>
          </table:table-cell>
          <table:table-cell office:value-type="float" office:value="25420" table:style-name="ce18">
            <text:p>25,420</text:p>
          </table:table-cell>
          <table:table-cell office:value-type="float" office:value="13170" table:style-name="ce18">
            <text:p>13,170</text:p>
          </table:table-cell>
          <table:table-cell office:value-type="float" office:value="12250" table:style-name="ce18">
            <text:p>12,250</text:p>
          </table:table-cell>
          <table:table-cell office:value-type="float" office:value="3.64" table:style-name="ce19">
            <text:p>3.64</text:p>
          </table:table-cell>
          <table:table-cell office:value-type="float" office:value="34922" table:style-name="ce18">
            <text:p>34,922</text:p>
          </table:table-cell>
          <table:table-cell office:value-type="float" office:value="18202" table:style-name="ce18">
            <text:p>18,202</text:p>
          </table:table-cell>
          <table:table-cell office:value-type="float" office:value="16720" table:style-name="ce18">
            <text:p>16,720</text:p>
          </table:table-cell>
          <table:table-cell office:value-type="float" office:value="5" table:style-name="ce19">
            <text:p>5.00</text:p>
          </table:table-cell>
          <table:table-cell office:value-type="float" office:value="64795" table:style-name="ce18">
            <text:p>64,795</text:p>
          </table:table-cell>
          <table:table-cell office:value-type="float" office:value="33978" table:style-name="ce18">
            <text:p>33,978</text:p>
          </table:table-cell>
          <table:table-cell office:value-type="float" office:value="30817" table:style-name="ce18">
            <text:p>30,817</text:p>
          </table:table-cell>
          <table:table-cell office:value-type="float" office:value="9.27" table:style-name="ce19">
            <text:p>9.27</text:p>
          </table:table-cell>
          <table:table-cell office:value-type="float" office:value="71807" table:style-name="ce18">
            <text:p>71,807</text:p>
          </table:table-cell>
          <table:table-cell office:value-type="float" office:value="37706" table:style-name="ce18">
            <text:p>37,706</text:p>
          </table:table-cell>
          <table:table-cell office:value-type="float" office:value="34101" table:style-name="ce18">
            <text:p>34,101</text:p>
          </table:table-cell>
          <table:table-cell office:value-type="float" office:value="10.28" table:style-name="ce19">
            <text:p>10.28</text:p>
          </table:table-cell>
          <table:table-cell office:value-type="float" office:value="48449" table:style-name="ce18">
            <text:p>48,449</text:p>
          </table:table-cell>
          <table:table-cell office:value-type="float" office:value="25486" table:style-name="ce18">
            <text:p>25,486</text:p>
          </table:table-cell>
          <table:table-cell office:value-type="float" office:value="22963" table:style-name="ce18">
            <text:p>22,963</text:p>
          </table:table-cell>
          <table:table-cell office:value-type="float" office:value="6.93" table:style-name="ce19">
            <text:p>6.93</text:p>
          </table:table-cell>
          <table:table-cell office:value-type="float" office:value="566609" table:style-name="ce18">
            <text:p>566,609</text:p>
          </table:table-cell>
          <table:table-cell office:value-type="float" office:value="293871" table:style-name="ce18">
            <text:p>293,871</text:p>
          </table:table-cell>
          <table:table-cell office:value-type="float" office:value="272738" table:style-name="ce18">
            <text:p>272,738</text:p>
          </table:table-cell>
          <table:table-cell office:value-type="float" office:value="81.09" table:style-name="ce19">
            <text:p>81.09</text:p>
          </table:table-cell>
          <table:table-cell office:value-type="float" office:value="115785" table:style-name="ce18">
            <text:p>115,785</text:p>
          </table:table-cell>
          <table:table-cell office:value-type="float" office:value="52446" table:style-name="ce18">
            <text:p>52,446</text:p>
          </table:table-cell>
          <table:table-cell office:value-type="float" office:value="63339" table:style-name="ce18">
            <text:p>63,339</text:p>
          </table:table-cell>
          <table:table-cell office:value-type="float" office:value="16.57" table:style-name="ce17">
            <text:p>16.5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9045" table:style-name="ce18">
            <text:p>519,045</text:p>
          </table:table-cell>
          <table:table-cell office:value-type="float" office:value="270248" table:style-name="ce18">
            <text:p>270,248</text:p>
          </table:table-cell>
          <table:table-cell office:value-type="float" office:value="248797" table:style-name="ce18">
            <text:p>248,797</text:p>
          </table:table-cell>
          <table:table-cell office:value-type="float" office:value="15534" table:style-name="ce18">
            <text:p>15,534</text:p>
          </table:table-cell>
          <table:table-cell office:value-type="float" office:value="8127" table:style-name="ce18">
            <text:p>8,127</text:p>
          </table:table-cell>
          <table:table-cell office:value-type="float" office:value="7407" table:style-name="ce18">
            <text:p>7,407</text:p>
          </table:table-cell>
          <table:table-cell office:value-type="float" office:value="2.99" table:style-name="ce19">
            <text:p>2.99</text:p>
          </table:table-cell>
          <table:table-cell office:value-type="float" office:value="21342" table:style-name="ce18">
            <text:p>21,342</text:p>
          </table:table-cell>
          <table:table-cell office:value-type="float" office:value="11182" table:style-name="ce18">
            <text:p>11,182</text:p>
          </table:table-cell>
          <table:table-cell office:value-type="float" office:value="10160" table:style-name="ce18">
            <text:p>10,160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40109" table:style-name="ce18">
            <text:p>40,109</text:p>
          </table:table-cell>
          <table:table-cell office:value-type="float" office:value="20968" table:style-name="ce18">
            <text:p>20,968</text:p>
          </table:table-cell>
          <table:table-cell office:value-type="float" office:value="19141" table:style-name="ce18">
            <text:p>19,141</text:p>
          </table:table-cell>
          <table:table-cell office:value-type="float" office:value="7.73" table:style-name="ce19">
            <text:p>7.73</text:p>
          </table:table-cell>
          <table:table-cell office:value-type="float" office:value="44687" table:style-name="ce18">
            <text:p>44,687</text:p>
          </table:table-cell>
          <table:table-cell office:value-type="float" office:value="23387" table:style-name="ce18">
            <text:p>23,387</text:p>
          </table:table-cell>
          <table:table-cell office:value-type="float" office:value="21300" table:style-name="ce18">
            <text:p>21,300</text:p>
          </table:table-cell>
          <table:table-cell office:value-type="float" office:value="8.61" table:style-name="ce19">
            <text:p>8.61</text:p>
          </table:table-cell>
          <table:table-cell office:value-type="float" office:value="33575" table:style-name="ce18">
            <text:p>33,575</text:p>
          </table:table-cell>
          <table:table-cell office:value-type="float" office:value="17655" table:style-name="ce18">
            <text:p>17,655</text:p>
          </table:table-cell>
          <table:table-cell office:value-type="float" office:value="15920" table:style-name="ce18">
            <text:p>15,920</text:p>
          </table:table-cell>
          <table:table-cell office:value-type="float" office:value="6.47" table:style-name="ce19">
            <text:p>6.47</text:p>
          </table:table-cell>
          <table:table-cell office:value-type="float" office:value="431198" table:style-name="ce18">
            <text:p>431,198</text:p>
          </table:table-cell>
          <table:table-cell office:value-type="float" office:value="224228" table:style-name="ce18">
            <text:p>224,228</text:p>
          </table:table-cell>
          <table:table-cell office:value-type="float" office:value="206970" table:style-name="ce18">
            <text:p>206,970</text:p>
          </table:table-cell>
          <table:table-cell office:value-type="float" office:value="83.08" table:style-name="ce19">
            <text:p>83.08</text:p>
          </table:table-cell>
          <table:table-cell office:value-type="float" office:value="90355" table:style-name="ce18">
            <text:p>90,355</text:p>
          </table:table-cell>
          <table:table-cell office:value-type="float" office:value="41063" table:style-name="ce18">
            <text:p>41,063</text:p>
          </table:table-cell>
          <table:table-cell office:value-type="float" office:value="49292" table:style-name="ce18">
            <text:p>49,292</text:p>
          </table:table-cell>
          <table:table-cell office:value-type="float" office:value="17.41" table:style-name="ce17">
            <text:p>17.41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40408" table:style-name="ce18">
            <text:p>840,408</text:p>
          </table:table-cell>
          <table:table-cell office:value-type="float" office:value="430490" table:style-name="ce18">
            <text:p>430,490</text:p>
          </table:table-cell>
          <table:table-cell office:value-type="float" office:value="409918" table:style-name="ce18">
            <text:p>409,918</text:p>
          </table:table-cell>
          <table:table-cell office:value-type="float" office:value="27689" table:style-name="ce18">
            <text:p>27,689</text:p>
          </table:table-cell>
          <table:table-cell office:value-type="float" office:value="14436" table:style-name="ce18">
            <text:p>14,436</text:p>
          </table:table-cell>
          <table:table-cell office:value-type="float" office:value="13253" table:style-name="ce18">
            <text:p>13,253</text:p>
          </table:table-cell>
          <table:table-cell office:value-type="float" office:value="3.29" table:style-name="ce19">
            <text:p>3.29</text:p>
          </table:table-cell>
          <table:table-cell office:value-type="float" office:value="38155" table:style-name="ce18">
            <text:p>38,155</text:p>
          </table:table-cell>
          <table:table-cell office:value-type="float" office:value="19930" table:style-name="ce18">
            <text:p>19,930</text:p>
          </table:table-cell>
          <table:table-cell office:value-type="float" office:value="18225" table:style-name="ce18">
            <text:p>18,225</text:p>
          </table:table-cell>
          <table:table-cell office:value-type="float" office:value="4.54" table:style-name="ce19">
            <text:p>4.54</text:p>
          </table:table-cell>
          <table:table-cell office:value-type="float" office:value="71465" table:style-name="ce18">
            <text:p>71,465</text:p>
          </table:table-cell>
          <table:table-cell office:value-type="float" office:value="37403" table:style-name="ce18">
            <text:p>37,403</text:p>
          </table:table-cell>
          <table:table-cell office:value-type="float" office:value="34062" table:style-name="ce18">
            <text:p>34,062</text:p>
          </table:table-cell>
          <table:table-cell office:value-type="float" office:value="8.5" table:style-name="ce19">
            <text:p>8.50</text:p>
          </table:table-cell>
          <table:table-cell office:value-type="float" office:value="79195" table:style-name="ce18">
            <text:p>79,195</text:p>
          </table:table-cell>
          <table:table-cell office:value-type="float" office:value="41452" table:style-name="ce18">
            <text:p>41,452</text:p>
          </table:table-cell>
          <table:table-cell office:value-type="float" office:value="37743" table:style-name="ce18">
            <text:p>37,743</text:p>
          </table:table-cell>
          <table:table-cell office:value-type="float" office:value="9.42" table:style-name="ce19">
            <text:p>9.42</text:p>
          </table:table-cell>
          <table:table-cell office:value-type="float" office:value="54947" table:style-name="ce18">
            <text:p>54,947</text:p>
          </table:table-cell>
          <table:table-cell office:value-type="float" office:value="28673" table:style-name="ce18">
            <text:p>28,673</text:p>
          </table:table-cell>
          <table:table-cell office:value-type="float" office:value="26274" table:style-name="ce18">
            <text:p>26,274</text:p>
          </table:table-cell>
          <table:table-cell office:value-type="float" office:value="6.54" table:style-name="ce19">
            <text:p>6.54</text:p>
          </table:table-cell>
          <table:table-cell office:value-type="float" office:value="690034" table:style-name="ce18">
            <text:p>690,034</text:p>
          </table:table-cell>
          <table:table-cell office:value-type="float" office:value="351854" table:style-name="ce18">
            <text:p>351,854</text:p>
          </table:table-cell>
          <table:table-cell office:value-type="float" office:value="338180" table:style-name="ce18">
            <text:p>338,180</text:p>
          </table:table-cell>
          <table:table-cell office:value-type="float" office:value="82.11" table:style-name="ce19">
            <text:p>82.11</text:p>
          </table:table-cell>
          <table:table-cell office:value-type="float" office:value="122967" table:style-name="ce18">
            <text:p>122,967</text:p>
          </table:table-cell>
          <table:table-cell office:value-type="float" office:value="58120" table:style-name="ce18">
            <text:p>58,120</text:p>
          </table:table-cell>
          <table:table-cell office:value-type="float" office:value="64847" table:style-name="ce18">
            <text:p>64,847</text:p>
          </table:table-cell>
          <table:table-cell office:value-type="float" office:value="14.63" table:style-name="ce17">
            <text:p>14.6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2118" table:style-name="ce18">
            <text:p>222,118</text:p>
          </table:table-cell>
          <table:table-cell office:value-type="float" office:value="115000" table:style-name="ce18">
            <text:p>115,000</text:p>
          </table:table-cell>
          <table:table-cell office:value-type="float" office:value="107118" table:style-name="ce18">
            <text:p>107,118</text:p>
          </table:table-cell>
          <table:table-cell office:value-type="float" office:value="8316" table:style-name="ce18">
            <text:p>8,316</text:p>
          </table:table-cell>
          <table:table-cell office:value-type="float" office:value="4322" table:style-name="ce18">
            <text:p>4,322</text:p>
          </table:table-cell>
          <table:table-cell office:value-type="float" office:value="3994" table:style-name="ce18">
            <text:p>3,994</text:p>
          </table:table-cell>
          <table:table-cell office:value-type="float" office:value="3.74" table:style-name="ce19">
            <text:p>3.74</text:p>
          </table:table-cell>
          <table:table-cell office:value-type="float" office:value="11519" table:style-name="ce18">
            <text:p>11,519</text:p>
          </table:table-cell>
          <table:table-cell office:value-type="float" office:value="5944" table:style-name="ce18">
            <text:p>5,944</text:p>
          </table:table-cell>
          <table:table-cell office:value-type="float" office:value="5575" table:style-name="ce18">
            <text:p>5,575</text:p>
          </table:table-cell>
          <table:table-cell office:value-type="float" office:value="5.19" table:style-name="ce19">
            <text:p>5.19</text:p>
          </table:table-cell>
          <table:table-cell office:value-type="float" office:value="21095" table:style-name="ce18">
            <text:p>21,095</text:p>
          </table:table-cell>
          <table:table-cell office:value-type="float" office:value="11035" table:style-name="ce18">
            <text:p>11,035</text:p>
          </table:table-cell>
          <table:table-cell office:value-type="float" office:value="10060" table:style-name="ce18">
            <text:p>10,060</text:p>
          </table:table-cell>
          <table:table-cell office:value-type="float" office:value="9.5" table:style-name="ce19">
            <text:p>9.50</text:p>
          </table:table-cell>
          <table:table-cell office:value-type="float" office:value="23232" table:style-name="ce18">
            <text:p>23,232</text:p>
          </table:table-cell>
          <table:table-cell office:value-type="float" office:value="12165" table:style-name="ce18">
            <text:p>12,165</text:p>
          </table:table-cell>
          <table:table-cell office:value-type="float" office:value="11067" table:style-name="ce18">
            <text:p>11,067</text:p>
          </table:table-cell>
          <table:table-cell office:value-type="float" office:value="10.46" table:style-name="ce19">
            <text:p>10.46</text:p>
          </table:table-cell>
          <table:table-cell office:value-type="float" office:value="15071" table:style-name="ce18">
            <text:p>15,071</text:p>
          </table:table-cell>
          <table:table-cell office:value-type="float" office:value="7853" table:style-name="ce18">
            <text:p>7,853</text:p>
          </table:table-cell>
          <table:table-cell office:value-type="float" office:value="7218" table:style-name="ce18">
            <text:p>7,218</text:p>
          </table:table-cell>
          <table:table-cell office:value-type="float" office:value="6.79" table:style-name="ce19">
            <text:p>6.79</text:p>
          </table:table-cell>
          <table:table-cell office:value-type="float" office:value="179744" table:style-name="ce18">
            <text:p>179,744</text:p>
          </table:table-cell>
          <table:table-cell office:value-type="float" office:value="92953" table:style-name="ce18">
            <text:p>92,953</text:p>
          </table:table-cell>
          <table:table-cell office:value-type="float" office:value="86791" table:style-name="ce18">
            <text:p>86,791</text:p>
          </table:table-cell>
          <table:table-cell office:value-type="float" office:value="80.92" table:style-name="ce19">
            <text:p>80.92</text:p>
          </table:table-cell>
          <table:table-cell office:value-type="float" office:value="32305" table:style-name="ce18">
            <text:p>32,305</text:p>
          </table:table-cell>
          <table:table-cell office:value-type="float" office:value="14994" table:style-name="ce18">
            <text:p>14,994</text:p>
          </table:table-cell>
          <table:table-cell office:value-type="float" office:value="17311" table:style-name="ce18">
            <text:p>17,311</text:p>
          </table:table-cell>
          <table:table-cell office:value-type="float" office:value="14.54" table:style-name="ce17">
            <text:p>14.5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801" table:style-name="ce18">
            <text:p>331,801</text:p>
          </table:table-cell>
          <table:table-cell office:value-type="float" office:value="169166" table:style-name="ce18">
            <text:p>169,166</text:p>
          </table:table-cell>
          <table:table-cell office:value-type="float" office:value="162635" table:style-name="ce18">
            <text:p>162,635</text:p>
          </table:table-cell>
          <table:table-cell office:value-type="float" office:value="13270" table:style-name="ce18">
            <text:p>13,270</text:p>
          </table:table-cell>
          <table:table-cell office:value-type="float" office:value="6949" table:style-name="ce18">
            <text:p>6,949</text:p>
          </table:table-cell>
          <table:table-cell office:value-type="float" office:value="6321" table:style-name="ce18">
            <text:p>6,321</text:p>
          </table:table-cell>
          <table:table-cell office:value-type="float" office:value="4" table:style-name="ce19">
            <text:p>4.00</text:p>
          </table:table-cell>
          <table:table-cell office:value-type="float" office:value="18106" table:style-name="ce18">
            <text:p>18,106</text:p>
          </table:table-cell>
          <table:table-cell office:value-type="float" office:value="9498" table:style-name="ce18">
            <text:p>9,498</text:p>
          </table:table-cell>
          <table:table-cell office:value-type="float" office:value="8608" table:style-name="ce18">
            <text:p>8,608</text:p>
          </table:table-cell>
          <table:table-cell office:value-type="float" office:value="5.46" table:style-name="ce19">
            <text:p>5.46</text:p>
          </table:table-cell>
          <table:table-cell office:value-type="float" office:value="31949" table:style-name="ce18">
            <text:p>31,949</text:p>
          </table:table-cell>
          <table:table-cell office:value-type="float" office:value="16745" table:style-name="ce18">
            <text:p>16,745</text:p>
          </table:table-cell>
          <table:table-cell office:value-type="float" office:value="15204" table:style-name="ce18">
            <text:p>15,204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35068" table:style-name="ce18">
            <text:p>35,068</text:p>
          </table:table-cell>
          <table:table-cell office:value-type="float" office:value="18381" table:style-name="ce18">
            <text:p>18,381</text:p>
          </table:table-cell>
          <table:table-cell office:value-type="float" office:value="16687" table:style-name="ce18">
            <text:p>16,687</text:p>
          </table:table-cell>
          <table:table-cell office:value-type="float" office:value="10.57" table:style-name="ce19">
            <text:p>10.57</text:p>
          </table:table-cell>
          <table:table-cell office:value-type="float" office:value="22066" table:style-name="ce18">
            <text:p>22,066</text:p>
          </table:table-cell>
          <table:table-cell office:value-type="float" office:value="11581" table:style-name="ce18">
            <text:p>11,581</text:p>
          </table:table-cell>
          <table:table-cell office:value-type="float" office:value="10485" table:style-name="ce18">
            <text:p>10,485</text:p>
          </table:table-cell>
          <table:table-cell office:value-type="float" office:value="6.65" table:style-name="ce19">
            <text:p>6.65</text:p>
          </table:table-cell>
          <table:table-cell office:value-type="float" office:value="268370" table:style-name="ce18">
            <text:p>268,370</text:p>
          </table:table-cell>
          <table:table-cell office:value-type="float" office:value="135939" table:style-name="ce18">
            <text:p>135,939</text:p>
          </table:table-cell>
          <table:table-cell office:value-type="float" office:value="132431" table:style-name="ce18">
            <text:p>132,431</text:p>
          </table:table-cell>
          <table:table-cell office:value-type="float" office:value="80.88" table:style-name="ce19">
            <text:p>80.88</text:p>
          </table:table-cell>
          <table:table-cell office:value-type="float" office:value="47047" table:style-name="ce18">
            <text:p>47,047</text:p>
          </table:table-cell>
          <table:table-cell office:value-type="float" office:value="21975" table:style-name="ce18">
            <text:p>21,975</text:p>
          </table:table-cell>
          <table:table-cell office:value-type="float" office:value="25072" table:style-name="ce18">
            <text:p>25,072</text:p>
          </table:table-cell>
          <table:table-cell office:value-type="float" office:value="14.18" table:style-name="ce17">
            <text:p>14.1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36" table:style-name="ce18">
            <text:p>102,336</text:p>
          </table:table-cell>
          <table:table-cell office:value-type="float" office:value="52775" table:style-name="ce18">
            <text:p>52,775</text:p>
          </table:table-cell>
          <table:table-cell office:value-type="float" office:value="49561" table:style-name="ce18">
            <text:p>49,561</text:p>
          </table:table-cell>
          <table:table-cell office:value-type="float" office:value="4275" table:style-name="ce18">
            <text:p>4,275</text:p>
          </table:table-cell>
          <table:table-cell office:value-type="float" office:value="2251" table:style-name="ce18">
            <text:p>2,251</text:p>
          </table:table-cell>
          <table:table-cell office:value-type="float" office:value="2024" table:style-name="ce18">
            <text:p>2,024</text:p>
          </table:table-cell>
          <table:table-cell office:value-type="float" office:value="4.18" table:style-name="ce19">
            <text:p>4.18</text:p>
          </table:table-cell>
          <table:table-cell office:value-type="float" office:value="5480" table:style-name="ce18">
            <text:p>5,480</text:p>
          </table:table-cell>
          <table:table-cell office:value-type="float" office:value="2856" table:style-name="ce18">
            <text:p>2,856</text:p>
          </table:table-cell>
          <table:table-cell office:value-type="float" office:value="2624" table:style-name="ce18">
            <text:p>2,624</text:p>
          </table:table-cell>
          <table:table-cell office:value-type="float" office:value="5.35" table:style-name="ce19">
            <text:p>5.35</text:p>
          </table:table-cell>
          <table:table-cell office:value-type="float" office:value="8981" table:style-name="ce18">
            <text:p>8,981</text:p>
          </table:table-cell>
          <table:table-cell office:value-type="float" office:value="4676" table:style-name="ce18">
            <text:p>4,676</text:p>
          </table:table-cell>
          <table:table-cell office:value-type="float" office:value="4305" table:style-name="ce18">
            <text:p>4,305</text:p>
          </table:table-cell>
          <table:table-cell office:value-type="float" office:value="8.7799999999999994" table:style-name="ce19">
            <text:p>8.78</text:p>
          </table:table-cell>
          <table:table-cell office:value-type="float" office:value="9822" table:style-name="ce18">
            <text:p>9,822</text:p>
          </table:table-cell>
          <table:table-cell office:value-type="float" office:value="5133" table:style-name="ce18">
            <text:p>5,133</text:p>
          </table:table-cell>
          <table:table-cell office:value-type="float" office:value="4689" table:style-name="ce18">
            <text:p>4,689</text:p>
          </table:table-cell>
          <table:table-cell office:value-type="float" office:value="9.6" table:style-name="ce19">
            <text:p>9.60</text:p>
          </table:table-cell>
          <table:table-cell office:value-type="float" office:value="5876" table:style-name="ce18">
            <text:p>5,876</text:p>
          </table:table-cell>
          <table:table-cell office:value-type="float" office:value="3107" table:style-name="ce18">
            <text:p>3,107</text:p>
          </table:table-cell>
          <table:table-cell office:value-type="float" office:value="2769" table:style-name="ce18">
            <text:p>2,769</text:p>
          </table:table-cell>
          <table:table-cell office:value-type="float" office:value="5.74" table:style-name="ce19">
            <text:p>5.74</text:p>
          </table:table-cell>
          <table:table-cell office:value-type="float" office:value="84365" table:style-name="ce18">
            <text:p>84,365</text:p>
          </table:table-cell>
          <table:table-cell office:value-type="float" office:value="43342" table:style-name="ce18">
            <text:p>43,342</text:p>
          </table:table-cell>
          <table:table-cell office:value-type="float" office:value="41023" table:style-name="ce18">
            <text:p>41,023</text:p>
          </table:table-cell>
          <table:table-cell office:value-type="float" office:value="82.44" table:style-name="ce19">
            <text:p>82.44</text:p>
          </table:table-cell>
          <table:table-cell office:value-type="float" office:value="15154" table:style-name="ce18">
            <text:p>15,154</text:p>
          </table:table-cell>
          <table:table-cell office:value-type="float" office:value="7001" table:style-name="ce18">
            <text:p>7,001</text:p>
          </table:table-cell>
          <table:table-cell office:value-type="float" office:value="8153" table:style-name="ce18">
            <text:p>8,153</text:p>
          </table:table-cell>
          <table:table-cell office:value-type="float" office:value="14.81" table:style-name="ce17">
            <text:p>14.81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914" table:style-name="ce18">
            <text:p>371,914</text:p>
          </table:table-cell>
          <table:table-cell office:value-type="float" office:value="186802" table:style-name="ce18">
            <text:p>186,802</text:p>
          </table:table-cell>
          <table:table-cell office:value-type="float" office:value="185112" table:style-name="ce18">
            <text:p>185,112</text:p>
          </table:table-cell>
          <table:table-cell office:value-type="float" office:value="11286" table:style-name="ce18">
            <text:p>11,286</text:p>
          </table:table-cell>
          <table:table-cell office:value-type="float" office:value="5859" table:style-name="ce18">
            <text:p>5,859</text:p>
          </table:table-cell>
          <table:table-cell office:value-type="float" office:value="5427" table:style-name="ce18">
            <text:p>5,427</text:p>
          </table:table-cell>
          <table:table-cell office:value-type="float" office:value="3.03" table:style-name="ce19">
            <text:p>3.03</text:p>
          </table:table-cell>
          <table:table-cell office:value-type="float" office:value="15974" table:style-name="ce18">
            <text:p>15,974</text:p>
          </table:table-cell>
          <table:table-cell office:value-type="float" office:value="8261" table:style-name="ce18">
            <text:p>8,261</text:p>
          </table:table-cell>
          <table:table-cell office:value-type="float" office:value="7713" table:style-name="ce18">
            <text:p>7,713</text:p>
          </table:table-cell>
          <table:table-cell office:value-type="float" office:value="4.3" table:style-name="ce19">
            <text:p>4.30</text:p>
          </table:table-cell>
          <table:table-cell office:value-type="float" office:value="30489" table:style-name="ce18">
            <text:p>30,489</text:p>
          </table:table-cell>
          <table:table-cell office:value-type="float" office:value="15825" table:style-name="ce18">
            <text:p>15,825</text:p>
          </table:table-cell>
          <table:table-cell office:value-type="float" office:value="14664" table:style-name="ce18">
            <text:p>14,664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704" table:style-name="ce18">
            <text:p>33,704</text:p>
          </table:table-cell>
          <table:table-cell office:value-type="float" office:value="17546" table:style-name="ce18">
            <text:p>17,546</text:p>
          </table:table-cell>
          <table:table-cell office:value-type="float" office:value="16158" table:style-name="ce18">
            <text:p>16,158</text:p>
          </table:table-cell>
          <table:table-cell office:value-type="float" office:value="9.06" table:style-name="ce19">
            <text:p>9.06</text:p>
          </table:table-cell>
          <table:table-cell office:value-type="float" office:value="24205" table:style-name="ce18">
            <text:p>24,205</text:p>
          </table:table-cell>
          <table:table-cell office:value-type="float" office:value="12643" table:style-name="ce18">
            <text:p>12,643</text:p>
          </table:table-cell>
          <table:table-cell office:value-type="float" office:value="11562" table:style-name="ce18">
            <text:p>11,562</text:p>
          </table:table-cell>
          <table:table-cell office:value-type="float" office:value="6.51" table:style-name="ce19">
            <text:p>6.51</text:p>
          </table:table-cell>
          <table:table-cell office:value-type="float" office:value="306946" table:style-name="ce18">
            <text:p>306,946</text:p>
          </table:table-cell>
          <table:table-cell office:value-type="float" office:value="152933" table:style-name="ce18">
            <text:p>152,933</text:p>
          </table:table-cell>
          <table:table-cell office:value-type="float" office:value="154013" table:style-name="ce18">
            <text:p>154,013</text:p>
          </table:table-cell>
          <table:table-cell office:value-type="float" office:value="82.53" table:style-name="ce19">
            <text:p>82.53</text:p>
          </table:table-cell>
          <table:table-cell office:value-type="float" office:value="49579" table:style-name="ce18">
            <text:p>49,579</text:p>
          </table:table-cell>
          <table:table-cell office:value-type="float" office:value="22712" table:style-name="ce18">
            <text:p>22,712</text:p>
          </table:table-cell>
          <table:table-cell office:value-type="float" office:value="26867" table:style-name="ce18">
            <text:p>26,867</text:p>
          </table:table-cell>
          <table:table-cell office:value-type="float" office:value="13.33" table:style-name="ce17">
            <text:p>13.3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279" table:style-name="ce18">
            <text:p>434,279</text:p>
          </table:table-cell>
          <table:table-cell office:value-type="float" office:value="214843" table:style-name="ce18">
            <text:p>214,843</text:p>
          </table:table-cell>
          <table:table-cell office:value-type="float" office:value="219436" table:style-name="ce18">
            <text:p>219,436</text:p>
          </table:table-cell>
          <table:table-cell office:value-type="float" office:value="26092" table:style-name="ce18">
            <text:p>26,092</text:p>
          </table:table-cell>
          <table:table-cell office:value-type="float" office:value="13580" table:style-name="ce18">
            <text:p>13,580</text:p>
          </table:table-cell>
          <table:table-cell office:value-type="float" office:value="12512" table:style-name="ce18">
            <text:p>12,512</text:p>
          </table:table-cell>
          <table:table-cell office:value-type="float" office:value="6.01" table:style-name="ce19">
            <text:p>6.01</text:p>
          </table:table-cell>
          <table:table-cell office:value-type="float" office:value="35622" table:style-name="ce18">
            <text:p>35,622</text:p>
          </table:table-cell>
          <table:table-cell office:value-type="float" office:value="18508" table:style-name="ce18">
            <text:p>18,508</text:p>
          </table:table-cell>
          <table:table-cell office:value-type="float" office:value="17114" table:style-name="ce18">
            <text:p>17,114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60704" table:style-name="ce18">
            <text:p>60,704</text:p>
          </table:table-cell>
          <table:table-cell office:value-type="float" office:value="31708" table:style-name="ce18">
            <text:p>31,708</text:p>
          </table:table-cell>
          <table:table-cell office:value-type="float" office:value="28996" table:style-name="ce18">
            <text:p>28,996</text:p>
          </table:table-cell>
          <table:table-cell office:value-type="float" office:value="13.98" table:style-name="ce19">
            <text:p>13.98</text:p>
          </table:table-cell>
          <table:table-cell office:value-type="float" office:value="65719" table:style-name="ce18">
            <text:p>65,719</text:p>
          </table:table-cell>
          <table:table-cell office:value-type="float" office:value="34320" table:style-name="ce18">
            <text:p>34,320</text:p>
          </table:table-cell>
          <table:table-cell office:value-type="float" office:value="31399" table:style-name="ce18">
            <text:p>31,399</text:p>
          </table:table-cell>
          <table:table-cell office:value-type="float" office:value="15.13" table:style-name="ce19">
            <text:p>15.13</text:p>
          </table:table-cell>
          <table:table-cell office:value-type="float" office:value="32523" table:style-name="ce18">
            <text:p>32,523</text:p>
          </table:table-cell>
          <table:table-cell office:value-type="float" office:value="16960" table:style-name="ce18">
            <text:p>16,960</text:p>
          </table:table-cell>
          <table:table-cell office:value-type="float" office:value="15563" table:style-name="ce18">
            <text:p>15,563</text:p>
          </table:table-cell>
          <table:table-cell office:value-type="float" office:value="7.49" table:style-name="ce19">
            <text:p>7.49</text:p>
          </table:table-cell>
          <table:table-cell office:value-type="float" office:value="329355" table:style-name="ce18">
            <text:p>329,355</text:p>
          </table:table-cell>
          <table:table-cell office:value-type="float" office:value="160113" table:style-name="ce18">
            <text:p>160,113</text:p>
          </table:table-cell>
          <table:table-cell office:value-type="float" office:value="169242" table:style-name="ce18">
            <text:p>169,242</text:p>
          </table:table-cell>
          <table:table-cell office:value-type="float" office:value="75.84" table:style-name="ce19">
            <text:p>75.84</text:p>
          </table:table-cell>
          <table:table-cell office:value-type="float" office:value="45989" table:style-name="ce18">
            <text:p>45,989</text:p>
          </table:table-cell>
          <table:table-cell office:value-type="float" office:value="20727" table:style-name="ce18">
            <text:p>20,727</text:p>
          </table:table-cell>
          <table:table-cell office:value-type="float" office:value="25262" table:style-name="ce18">
            <text:p>25,262</text:p>
          </table:table-cell>
          <table:table-cell office:value-type="float" office:value="10.59" table:style-name="ce17">
            <text:p>10.5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297" table:style-name="ce18">
            <text:p>270,297</text:p>
          </table:table-cell>
          <table:table-cell office:value-type="float" office:value="131806" table:style-name="ce18">
            <text:p>131,806</text:p>
          </table:table-cell>
          <table:table-cell office:value-type="float" office:value="138491" table:style-name="ce18">
            <text:p>138,491</text:p>
          </table:table-cell>
          <table:table-cell office:value-type="float" office:value="11026" table:style-name="ce18">
            <text:p>11,026</text:p>
          </table:table-cell>
          <table:table-cell office:value-type="float" office:value="5748" table:style-name="ce18">
            <text:p>5,748</text:p>
          </table:table-cell>
          <table:table-cell office:value-type="float" office:value="5278" table:style-name="ce18">
            <text:p>5,278</text:p>
          </table:table-cell>
          <table:table-cell office:value-type="float" office:value="4.08" table:style-name="ce19">
            <text:p>4.08</text:p>
          </table:table-cell>
          <table:table-cell office:value-type="float" office:value="15543" table:style-name="ce18">
            <text:p>15,543</text:p>
          </table:table-cell>
          <table:table-cell office:value-type="float" office:value="8080" table:style-name="ce18">
            <text:p>8,080</text:p>
          </table:table-cell>
          <table:table-cell office:value-type="float" office:value="7463" table:style-name="ce18">
            <text:p>7,463</text:p>
          </table:table-cell>
          <table:table-cell office:value-type="float" office:value="5.75" table:style-name="ce19">
            <text:p>5.75</text:p>
          </table:table-cell>
          <table:table-cell office:value-type="float" office:value="29260" table:style-name="ce18">
            <text:p>29,260</text:p>
          </table:table-cell>
          <table:table-cell office:value-type="float" office:value="15299" table:style-name="ce18">
            <text:p>15,299</text:p>
          </table:table-cell>
          <table:table-cell office:value-type="float" office:value="13961" table:style-name="ce18">
            <text:p>13,961</text:p>
          </table:table-cell>
          <table:table-cell office:value-type="float" office:value="10.83" table:style-name="ce19">
            <text:p>10.83</text:p>
          </table:table-cell>
          <table:table-cell office:value-type="float" office:value="32478" table:style-name="ce18">
            <text:p>32,478</text:p>
          </table:table-cell>
          <table:table-cell office:value-type="float" office:value="16990" table:style-name="ce18">
            <text:p>16,990</text:p>
          </table:table-cell>
          <table:table-cell office:value-type="float" office:value="15488" table:style-name="ce18">
            <text:p>15,488</text:p>
          </table:table-cell>
          <table:table-cell office:value-type="float" office:value="12.02" table:style-name="ce19">
            <text:p>12.02</text:p>
          </table:table-cell>
          <table:table-cell office:value-type="float" office:value="21722" table:style-name="ce18">
            <text:p>21,722</text:p>
          </table:table-cell>
          <table:table-cell office:value-type="float" office:value="11374" table:style-name="ce18">
            <text:p>11,374</text:p>
          </table:table-cell>
          <table:table-cell office:value-type="float" office:value="10348" table:style-name="ce18">
            <text:p>10,348</text:p>
          </table:table-cell>
          <table:table-cell office:value-type="float" office:value="8.0399999999999991" table:style-name="ce19">
            <text:p>8.04</text:p>
          </table:table-cell>
          <table:table-cell office:value-type="float" office:value="211248" table:style-name="ce18">
            <text:p>211,248</text:p>
          </table:table-cell>
          <table:table-cell office:value-type="float" office:value="101042" table:style-name="ce18">
            <text:p>101,042</text:p>
          </table:table-cell>
          <table:table-cell office:value-type="float" office:value="110206" table:style-name="ce18">
            <text:p>110,206</text:p>
          </table:table-cell>
          <table:table-cell office:value-type="float" office:value="78.150000000000006" table:style-name="ce19">
            <text:p>78.15</text:p>
          </table:table-cell>
          <table:table-cell office:value-type="float" office:value="34801" table:style-name="ce18">
            <text:p>34,801</text:p>
          </table:table-cell>
          <table:table-cell office:value-type="float" office:value="15475" table:style-name="ce18">
            <text:p>15,475</text:p>
          </table:table-cell>
          <table:table-cell office:value-type="float" office:value="19326" table:style-name="ce18">
            <text:p>19,326</text:p>
          </table:table-cell>
          <table:table-cell office:value-type="float" office:value="12.88" table:style-name="ce17">
            <text:p>12.88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483" table:style-name="ce18">
            <text:p>145,483</text:p>
          </table:table-cell>
          <table:table-cell office:value-type="float" office:value="73828" table:style-name="ce18">
            <text:p>73,828</text:p>
          </table:table-cell>
          <table:table-cell office:value-type="float" office:value="71655" table:style-name="ce18">
            <text:p>71,655</text:p>
          </table:table-cell>
          <table:table-cell office:value-type="float" office:value="6823" table:style-name="ce18">
            <text:p>6,823</text:p>
          </table:table-cell>
          <table:table-cell office:value-type="float" office:value="3569" table:style-name="ce18">
            <text:p>3,569</text:p>
          </table:table-cell>
          <table:table-cell office:value-type="float" office:value="3254" table:style-name="ce18">
            <text:p>3,254</text:p>
          </table:table-cell>
          <table:table-cell office:value-type="float" office:value="4.6900000000000004" table:style-name="ce19">
            <text:p>4.69</text:p>
          </table:table-cell>
          <table:table-cell office:value-type="float" office:value="8544" table:style-name="ce18">
            <text:p>8,544</text:p>
          </table:table-cell>
          <table:table-cell office:value-type="float" office:value="4451" table:style-name="ce18">
            <text:p>4,451</text:p>
          </table:table-cell>
          <table:table-cell office:value-type="float" office:value="4093" table:style-name="ce18">
            <text:p>4,093</text:p>
          </table:table-cell>
          <table:table-cell office:value-type="float" office:value="5.87" table:style-name="ce19">
            <text:p>5.87</text:p>
          </table:table-cell>
          <table:table-cell office:value-type="float" office:value="12622" table:style-name="ce18">
            <text:p>12,622</text:p>
          </table:table-cell>
          <table:table-cell office:value-type="float" office:value="6578" table:style-name="ce18">
            <text:p>6,578</text:p>
          </table:table-cell>
          <table:table-cell office:value-type="float" office:value="6044" table:style-name="ce18">
            <text:p>6,044</text:p>
          </table:table-cell>
          <table:table-cell office:value-type="float" office:value="8.68" table:style-name="ce19">
            <text:p>8.68</text:p>
          </table:table-cell>
          <table:table-cell office:value-type="float" office:value="13468" table:style-name="ce18">
            <text:p>13,468</text:p>
          </table:table-cell>
          <table:table-cell office:value-type="float" office:value="7039" table:style-name="ce18">
            <text:p>7,039</text:p>
          </table:table-cell>
          <table:table-cell office:value-type="float" office:value="6429" table:style-name="ce18">
            <text:p>6,429</text:p>
          </table:table-cell>
          <table:table-cell office:value-type="float" office:value="9.26" table:style-name="ce19">
            <text:p>9.26</text:p>
          </table:table-cell>
          <table:table-cell office:value-type="float" office:value="6446" table:style-name="ce18">
            <text:p>6,446</text:p>
          </table:table-cell>
          <table:table-cell office:value-type="float" office:value="3375" table:style-name="ce18">
            <text:p>3,375</text:p>
          </table:table-cell>
          <table:table-cell office:value-type="float" office:value="3071" table:style-name="ce18">
            <text:p>3,071</text:p>
          </table:table-cell>
          <table:table-cell office:value-type="float" office:value="4.43" table:style-name="ce19">
            <text:p>4.43</text:p>
          </table:table-cell>
          <table:table-cell office:value-type="float" office:value="122014" table:style-name="ce18">
            <text:p>122,014</text:p>
          </table:table-cell>
          <table:table-cell office:value-type="float" office:value="61688" table:style-name="ce18">
            <text:p>61,688</text:p>
          </table:table-cell>
          <table:table-cell office:value-type="float" office:value="60326" table:style-name="ce18">
            <text:p>60,326</text:p>
          </table:table-cell>
          <table:table-cell office:value-type="float" office:value="83.87" table:style-name="ce19">
            <text:p>83.87</text:p>
          </table:table-cell>
          <table:table-cell office:value-type="float" office:value="16353" table:style-name="ce18">
            <text:p>16,353</text:p>
          </table:table-cell>
          <table:table-cell office:value-type="float" office:value="7889" table:style-name="ce18">
            <text:p>7,889</text:p>
          </table:table-cell>
          <table:table-cell office:value-type="float" office:value="8464" table:style-name="ce18">
            <text:p>8,464</text:p>
          </table:table-cell>
          <table:table-cell office:value-type="float" office:value="11.24" table:style-name="ce17">
            <text:p>11.24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2960" table:style-name="ce18">
            <text:p>132,960</text:p>
          </table:table-cell>
          <table:table-cell office:value-type="float" office:value="66659" table:style-name="ce18">
            <text:p>66,659</text:p>
          </table:table-cell>
          <table:table-cell office:value-type="float" office:value="66301" table:style-name="ce18">
            <text:p>66,301</text:p>
          </table:table-cell>
          <table:table-cell office:value-type="float" office:value="6124" table:style-name="ce18">
            <text:p>6,124</text:p>
          </table:table-cell>
          <table:table-cell office:value-type="float" office:value="3216" table:style-name="ce18">
            <text:p>3,216</text:p>
          </table:table-cell>
          <table:table-cell office:value-type="float" office:value="2908" table:style-name="ce18">
            <text:p>2,908</text:p>
          </table:table-cell>
          <table:table-cell office:value-type="float" office:value="4.6100000000000003" table:style-name="ce19">
            <text:p>4.61</text:p>
          </table:table-cell>
          <table:table-cell office:value-type="float" office:value="7685" table:style-name="ce18">
            <text:p>7,685</text:p>
          </table:table-cell>
          <table:table-cell office:value-type="float" office:value="4008" table:style-name="ce18">
            <text:p>4,008</text:p>
          </table:table-cell>
          <table:table-cell office:value-type="float" office:value="3677" table:style-name="ce18">
            <text:p>3,677</text:p>
          </table:table-cell>
          <table:table-cell office:value-type="float" office:value="5.78" table:style-name="ce19">
            <text:p>5.78</text:p>
          </table:table-cell>
          <table:table-cell office:value-type="float" office:value="11337" table:style-name="ce18">
            <text:p>11,337</text:p>
          </table:table-cell>
          <table:table-cell office:value-type="float" office:value="5900" table:style-name="ce18">
            <text:p>5,900</text:p>
          </table:table-cell>
          <table:table-cell office:value-type="float" office:value="5437" table:style-name="ce18">
            <text:p>5,437</text:p>
          </table:table-cell>
          <table:table-cell office:value-type="float" office:value="8.5299999999999994" table:style-name="ce19">
            <text:p>8.53</text:p>
          </table:table-cell>
          <table:table-cell office:value-type="float" office:value="12095" table:style-name="ce18">
            <text:p>12,095</text:p>
          </table:table-cell>
          <table:table-cell office:value-type="float" office:value="6311" table:style-name="ce18">
            <text:p>6,311</text:p>
          </table:table-cell>
          <table:table-cell office:value-type="float" office:value="5784" table:style-name="ce18">
            <text:p>5,784</text:p>
          </table:table-cell>
          <table:table-cell office:value-type="float" office:value="9.1" table:style-name="ce19">
            <text:p>9.10</text:p>
          </table:table-cell>
          <table:table-cell office:value-type="float" office:value="5764" table:style-name="ce18">
            <text:p>5,764</text:p>
          </table:table-cell>
          <table:table-cell office:value-type="float" office:value="2989" table:style-name="ce18">
            <text:p>2,989</text:p>
          </table:table-cell>
          <table:table-cell office:value-type="float" office:value="2775" table:style-name="ce18">
            <text:p>2,775</text:p>
          </table:table-cell>
          <table:table-cell office:value-type="float" office:value="4.34" table:style-name="ce19">
            <text:p>4.34</text:p>
          </table:table-cell>
          <table:table-cell office:value-type="float" office:value="111778" table:style-name="ce18">
            <text:p>111,778</text:p>
          </table:table-cell>
          <table:table-cell office:value-type="float" office:value="55745" table:style-name="ce18">
            <text:p>55,745</text:p>
          </table:table-cell>
          <table:table-cell office:value-type="float" office:value="56033" table:style-name="ce18">
            <text:p>56,033</text:p>
          </table:table-cell>
          <table:table-cell office:value-type="float" office:value="84.07" table:style-name="ce19">
            <text:p>84.07</text:p>
          </table:table-cell>
          <table:table-cell office:value-type="float" office:value="15116" table:style-name="ce18">
            <text:p>15,116</text:p>
          </table:table-cell>
          <table:table-cell office:value-type="float" office:value="7237" table:style-name="ce18">
            <text:p>7,237</text:p>
          </table:table-cell>
          <table:table-cell office:value-type="float" office:value="7879" table:style-name="ce18">
            <text:p>7,879</text:p>
          </table:table-cell>
          <table:table-cell office:value-type="float" office:value="11.37" table:style-name="ce17">
            <text:p>11.37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23" table:style-name="ce14">
            <text:p>12,523</text:p>
          </table:table-cell>
          <table:table-cell office:value-type="float" office:value="7169" table:style-name="ce14">
            <text:p>7,169</text:p>
          </table:table-cell>
          <table:table-cell office:value-type="float" office:value="5354" table:style-name="ce14">
            <text:p>5,354</text:p>
          </table:table-cell>
          <table:table-cell office:value-type="float" office:value="699" table:style-name="ce14">
            <text:p>699</text:p>
          </table:table-cell>
          <table:table-cell office:value-type="float" office:value="353" table:style-name="ce14">
            <text:p>353</text:p>
          </table:table-cell>
          <table:table-cell office:value-type="float" office:value="346" table:style-name="ce14">
            <text:p>346</text:p>
          </table:table-cell>
          <table:table-cell office:value-type="float" office:value="5.58" table:style-name="ce15">
            <text:p>5.58</text:p>
          </table:table-cell>
          <table:table-cell office:value-type="float" office:value="859" table:style-name="ce14">
            <text:p>859</text:p>
          </table:table-cell>
          <table:table-cell office:value-type="float" office:value="443" table:style-name="ce14">
            <text:p>443</text:p>
          </table:table-cell>
          <table:table-cell office:value-type="float" office:value="416" table:style-name="ce14">
            <text:p>416</text:p>
          </table:table-cell>
          <table:table-cell office:value-type="float" office:value="6.86" table:style-name="ce15">
            <text:p>6.86</text:p>
          </table:table-cell>
          <table:table-cell office:value-type="float" office:value="1285" table:style-name="ce14">
            <text:p>1,285</text:p>
          </table:table-cell>
          <table:table-cell office:value-type="float" office:value="678" table:style-name="ce14">
            <text:p>678</text:p>
          </table:table-cell>
          <table:table-cell office:value-type="float" office:value="607" table:style-name="ce14">
            <text:p>607</text:p>
          </table:table-cell>
          <table:table-cell office:value-type="float" office:value="10.26" table:style-name="ce15">
            <text:p>10.26</text:p>
          </table:table-cell>
          <table:table-cell office:value-type="float" office:value="1373" table:style-name="ce14">
            <text:p>1,373</text:p>
          </table:table-cell>
          <table:table-cell office:value-type="float" office:value="728" table:style-name="ce14">
            <text:p>728</text:p>
          </table:table-cell>
          <table:table-cell office:value-type="float" office:value="645" table:style-name="ce14">
            <text:p>645</text:p>
          </table:table-cell>
          <table:table-cell office:value-type="float" office:value="10.96" table:style-name="ce15">
            <text:p>10.96</text:p>
          </table:table-cell>
          <table:table-cell office:value-type="float" office:value="682" table:style-name="ce14">
            <text:p>682</text:p>
          </table:table-cell>
          <table:table-cell office:value-type="float" office:value="386" table:style-name="ce14">
            <text:p>386</text:p>
          </table:table-cell>
          <table:table-cell office:value-type="float" office:value="296" table:style-name="ce14">
            <text:p>296</text:p>
          </table:table-cell>
          <table:table-cell office:value-type="float" office:value="5.45" table:style-name="ce15">
            <text:p>5.45</text:p>
          </table:table-cell>
          <table:table-cell office:value-type="float" office:value="10236" table:style-name="ce14">
            <text:p>10,236</text:p>
          </table:table-cell>
          <table:table-cell office:value-type="float" office:value="5943" table:style-name="ce14">
            <text:p>5,943</text:p>
          </table:table-cell>
          <table:table-cell office:value-type="float" office:value="4293" table:style-name="ce14">
            <text:p>4,293</text:p>
          </table:table-cell>
          <table:table-cell office:value-type="float" office:value="81.739999999999995" table:style-name="ce15">
            <text:p>81.74</text:p>
          </table:table-cell>
          <table:table-cell office:value-type="float" office:value="1237" table:style-name="ce14">
            <text:p>1,237</text:p>
          </table:table-cell>
          <table:table-cell office:value-type="float" office:value="652" table:style-name="ce14">
            <text:p>652</text:p>
          </table:table-cell>
          <table:table-cell office:value-type="float" office:value="585" table:style-name="ce14">
            <text:p>585</text:p>
          </table:table-cell>
          <table:table-cell office:value-type="float" office:value="9.8800000000000008" table:style-name="ce13">
            <text:p>9.88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3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年齡結構-新(列印版)" table:style-name="ta2">
        <table:table-source xlink:href="file:///D:/0662/A.上網月報(含1科)/105年/10502/新表號04,05,速報3階段年齡-連結(公式)檔105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年齡結構-新(貼值-上網版)" table:style-name="ta2">
        <table:table-source xlink:href="file:///D:/0662/A.上網月報(含1科)/105年/10502/新表號04,05,速報3階段年齡-連結(公式)檔105.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04年齡結構-列印版" table:style-name="ta2">
        <table:table-source xlink:href="file:///D:/0662/A.上網月報(含1科)/105年/10502/新表號04,05,速報3階段年齡-連結(公式)檔105.2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上月速報年齡結構" table:style-name="ta2">
        <table:table-source xlink:href="file:///D:/0662/A.上網月報(含1科)/105年/10502/新表號04,05,速報3階段年齡-連結(公式)檔105.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本月-上月速報年齡結構(增減)" table:style-name="ta2">
        <table:table-source xlink:href="file:///D:/0662/A.上網月報(含1科)/105年/10502/新表號04,05,速報3階段年齡-連結(公式)檔105.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人口指標0-2,6" table:style-name="ta2">
        <table:table-source xlink:href="file:///D:/0662/A.上網月報(含1科)/105年/10502/新表號04,05,速報3階段年齡-連結(公式)檔105.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年齡結構-另給司長-不用" table:style-name="ta2">
        <table:table-source xlink:href="file:///D:/0662/A.上網月報(含1科)/105年/10502/新表號04,05,速報3階段年齡-連結(公式)檔105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2/新表號04,05,速報3階段年齡-連結(公式)檔105.2.xls'#速報-3階段年齡結構-不用" table:style-name="ta2">
        <table:table-source xlink:href="file:///D:/0662/A.上網月報(含1科)/105年/10502/新表號04,05,速報3階段年齡-連結(公式)檔105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3-04T01:29:23Z</meta:creation-date>
    <dc:date>2016-12-09T01:54:26Z</dc:date>
  </office:meta>
</office:document-meta>
</file>